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adornments="Regular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1.753cm" fo:margin-top="0cm" fo:margin-bottom="0.494cm" loext:contextual-spacing="false" fo:line-height="100%" fo:text-indent="0cm" style:auto-text-indent="false"/>
      <style:text-properties officeooo:paragraph-rsid="000e632b" fo:background-color="#ffff00"/>
    </style:style>
    <style:style style:name="P2" style:family="paragraph" style:parent-style-name="Standard" style:master-page-name="Standard">
      <style:paragraph-properties fo:margin-left="0cm" fo:margin-right="-1.753cm" fo:margin-top="0cm" fo:margin-bottom="0.494cm" loext:contextual-spacing="false" fo:line-height="100%" fo:text-align="center" style:justify-single-word="false" fo:text-indent="0cm" style:auto-text-indent="false" style:page-number="auto"/>
      <style:text-properties fo:font-size="24pt" officeooo:paragraph-rsid="000e632b" fo:background-color="#ffff00" style:font-size-asian="24pt" style:font-size-complex="24pt"/>
    </style:style>
    <style:style style:name="P3" style:family="paragraph" style:parent-style-name="Standard" style:list-style-name="WWNum3">
      <style:paragraph-properties fo:margin-left="-0.751cm" fo:margin-right="-1.753cm" fo:margin-top="0.494cm" fo:margin-bottom="0cm" loext:contextual-spacing="false" fo:line-height="100%" fo:text-indent="-0.635cm" style:auto-text-indent="false"/>
    </style:style>
    <style:style style:name="P4" style:family="paragraph" style:parent-style-name="Standard" style:list-style-name="WWNum6">
      <style:paragraph-properties fo:margin-left="-0.751cm" fo:margin-right="-1.753cm" fo:margin-top="0.494cm" fo:margin-bottom="0cm" loext:contextual-spacing="false" fo:line-height="100%" fo:text-indent="-0.635cm" style:auto-text-indent="false"/>
    </style:style>
    <style:style style:name="P5" style:family="paragraph" style:parent-style-name="Standard" style:list-style-name="WWNum7">
      <style:paragraph-properties fo:margin-left="-0.751cm" fo:margin-right="-1.753cm" fo:margin-top="0.494cm" fo:margin-bottom="0cm" loext:contextual-spacing="false" fo:line-height="100%" fo:text-indent="-0.635cm" style:auto-text-indent="false"/>
    </style:style>
    <style:style style:name="P6" style:family="paragraph" style:parent-style-name="Standard" style:list-style-name="WWNum8">
      <style:paragraph-properties fo:margin-left="-0.751cm" fo:margin-right="-1.753cm" fo:margin-top="0.494cm" fo:margin-bottom="0cm" loext:contextual-spacing="false" fo:line-height="100%" fo:text-indent="-0.635cm" style:auto-text-indent="false"/>
    </style:style>
    <style:style style:name="P7" style:family="paragraph" style:parent-style-name="Standard" style:list-style-name="WWNum10">
      <style:paragraph-properties fo:margin-left="-0.751cm" fo:margin-right="-1.753cm" fo:margin-top="0.494cm" fo:margin-bottom="0cm" loext:contextual-spacing="false" fo:line-height="100%" fo:text-indent="-0.635cm" style:auto-text-indent="false"/>
    </style:style>
    <style:style style:name="P8" style:family="paragraph" style:parent-style-name="Standard" style:list-style-name="WWNum11">
      <style:paragraph-properties fo:margin-left="-0.751cm" fo:margin-right="-1.753cm" fo:margin-top="0.494cm" fo:margin-bottom="0cm" loext:contextual-spacing="false" fo:line-height="100%" fo:text-indent="-0.635cm" style:auto-text-indent="false"/>
    </style:style>
    <style:style style:name="P9" style:family="paragraph" style:parent-style-name="Standard" style:list-style-name="WWNum12">
      <style:paragraph-properties fo:margin-left="-0.751cm" fo:margin-right="-1.753cm" fo:margin-top="0.494cm" fo:margin-bottom="0cm" loext:contextual-spacing="false" fo:line-height="100%" fo:text-indent="-0.635cm" style:auto-text-indent="false"/>
    </style:style>
    <style:style style:name="P10" style:family="paragraph" style:parent-style-name="Standard" style:list-style-name="WWNum13">
      <style:paragraph-properties fo:margin-left="-0.751cm" fo:margin-right="-1.753cm" fo:margin-top="0.494cm" fo:margin-bottom="0cm" loext:contextual-spacing="false" fo:line-height="100%" fo:text-indent="-0.635cm" style:auto-text-indent="false"/>
    </style:style>
    <style:style style:name="P11" style:family="paragraph" style:parent-style-name="Standard" style:list-style-name="WWNum14">
      <style:paragraph-properties fo:margin-left="-0.751cm" fo:margin-right="-1.753cm" fo:margin-top="0.494cm" fo:margin-bottom="0cm" loext:contextual-spacing="false" fo:line-height="100%" fo:text-indent="-0.635cm" style:auto-text-indent="false"/>
    </style:style>
    <style:style style:name="P12" style:family="paragraph" style:parent-style-name="Standard" style:list-style-name="WWNum15">
      <style:paragraph-properties fo:margin-left="-0.751cm" fo:margin-right="-1.753cm" fo:margin-top="0.494cm" fo:margin-bottom="0cm" loext:contextual-spacing="false" fo:line-height="100%" fo:text-indent="-0.635cm" style:auto-text-indent="false"/>
    </style:style>
    <style:style style:name="P13" style:family="paragraph" style:parent-style-name="Standard" style:list-style-name="WWNum18">
      <style:paragraph-properties fo:margin-left="-0.751cm" fo:margin-right="-1.753cm" fo:margin-top="0.494cm" fo:margin-bottom="0cm" loext:contextual-spacing="false" fo:line-height="100%" fo:text-indent="-0.635cm" style:auto-text-indent="false"/>
    </style:style>
    <style:style style:name="P14" style:family="paragraph" style:parent-style-name="Standard" style:list-style-name="WWNum19">
      <style:paragraph-properties fo:margin-left="-0.751cm" fo:margin-right="-1.753cm" fo:margin-top="0.494cm" fo:margin-bottom="0cm" loext:contextual-spacing="false" fo:line-height="100%" fo:text-indent="-0.635cm" style:auto-text-indent="false"/>
    </style:style>
    <style:style style:name="P15" style:family="paragraph" style:parent-style-name="Standard" style:list-style-name="WWNum20">
      <style:paragraph-properties fo:margin-left="-0.751cm" fo:margin-right="-1.753cm" fo:margin-top="0.494cm" fo:margin-bottom="0cm" loext:contextual-spacing="false" fo:line-height="100%" fo:text-indent="-0.635cm" style:auto-text-indent="false"/>
    </style:style>
    <style:style style:name="P16" style:family="paragraph" style:parent-style-name="Standard" style:list-style-name="WWNum21">
      <style:paragraph-properties fo:margin-left="-0.751cm" fo:margin-right="-1.753cm" fo:margin-top="0.494cm" fo:margin-bottom="0cm" loext:contextual-spacing="false" fo:line-height="100%" fo:text-indent="-0.635cm" style:auto-text-indent="false"/>
    </style:style>
    <style:style style:name="P17" style:family="paragraph" style:parent-style-name="Standard" style:list-style-name="WWNum22">
      <style:paragraph-properties fo:margin-left="-0.751cm" fo:margin-right="-1.753cm" fo:margin-top="0.494cm" fo:margin-bottom="0cm" loext:contextual-spacing="false" fo:line-height="100%" fo:text-indent="-0.635cm" style:auto-text-indent="false"/>
    </style:style>
    <style:style style:name="P18" style:family="paragraph" style:parent-style-name="Standard" style:list-style-name="WWNum23">
      <style:paragraph-properties fo:margin-left="-0.751cm" fo:margin-right="-1.753cm" fo:margin-top="0.494cm" fo:margin-bottom="0cm" loext:contextual-spacing="false" fo:line-height="100%" fo:text-indent="-0.635cm" style:auto-text-indent="false"/>
    </style:style>
    <style:style style:name="P19" style:family="paragraph" style:parent-style-name="Standard" style:list-style-name="WWNum24">
      <style:paragraph-properties fo:margin-left="-0.751cm" fo:margin-right="-1.753cm" fo:margin-top="0.494cm" fo:margin-bottom="0cm" loext:contextual-spacing="false" fo:line-height="100%" fo:text-indent="-0.635cm" style:auto-text-indent="false"/>
    </style:style>
    <style:style style:name="P20" style:family="paragraph" style:parent-style-name="Standard" style:list-style-name="WWNum25">
      <style:paragraph-properties fo:margin-left="-0.751cm" fo:margin-right="-1.753cm" fo:margin-top="0.494cm" fo:margin-bottom="0cm" loext:contextual-spacing="false" fo:line-height="100%" fo:text-indent="-0.635cm" style:auto-text-indent="false"/>
    </style:style>
    <style:style style:name="P21" style:family="paragraph" style:parent-style-name="Standard" style:list-style-name="WWNum26">
      <style:paragraph-properties fo:margin-left="-0.751cm" fo:margin-right="-1.753cm" fo:margin-top="0.494cm" fo:margin-bottom="0cm" loext:contextual-spacing="false" fo:line-height="100%" fo:text-indent="-0.635cm" style:auto-text-indent="false"/>
    </style:style>
    <style:style style:name="P22" style:family="paragraph" style:parent-style-name="Standard" style:list-style-name="WWNum27">
      <style:paragraph-properties fo:margin-left="-0.751cm" fo:margin-right="-1.753cm" fo:margin-top="0.494cm" fo:margin-bottom="0cm" loext:contextual-spacing="false" fo:line-height="100%" fo:text-indent="-0.635cm" style:auto-text-indent="false"/>
    </style:style>
    <style:style style:name="P23" style:family="paragraph" style:parent-style-name="Standard" style:list-style-name="WWNum28">
      <style:paragraph-properties fo:margin-left="-0.751cm" fo:margin-right="-1.753cm" fo:margin-top="0.494cm" fo:margin-bottom="0cm" loext:contextual-spacing="false" fo:line-height="100%" fo:text-indent="-0.635cm" style:auto-text-indent="false"/>
    </style:style>
    <style:style style:name="P24" style:family="paragraph" style:parent-style-name="Standard" style:list-style-name="WWNum1">
      <style:paragraph-properties fo:margin-left="-0.751cm" fo:margin-right="-1.753cm" fo:margin-top="0.494cm" fo:margin-bottom="0cm" loext:contextual-spacing="false" fo:line-height="100%" fo:text-indent="-0.635cm" style:auto-text-indent="false"/>
      <style:text-properties fo:background-color="#ffff00"/>
    </style:style>
    <style:style style:name="P25" style:family="paragraph" style:parent-style-name="Standard" style:list-style-name="WWNum2">
      <style:paragraph-properties fo:margin-left="-0.751cm" fo:margin-right="-1.753cm" fo:margin-top="0.494cm" fo:margin-bottom="0cm" loext:contextual-spacing="false" fo:line-height="100%" fo:text-indent="-0.635cm" style:auto-text-indent="false"/>
      <style:text-properties fo:background-color="#ffff00"/>
    </style:style>
    <style:style style:name="P26" style:family="paragraph" style:parent-style-name="Standard" style:list-style-name="WWNum4">
      <style:paragraph-properties fo:margin-left="-0.751cm" fo:margin-right="-1.753cm" fo:margin-top="0.494cm" fo:margin-bottom="0cm" loext:contextual-spacing="false" fo:line-height="100%" fo:text-indent="-0.635cm" style:auto-text-indent="false"/>
      <style:text-properties fo:background-color="#ffff00"/>
    </style:style>
    <style:style style:name="P27" style:family="paragraph" style:parent-style-name="Standard" style:list-style-name="WWNum5">
      <style:paragraph-properties fo:margin-left="-0.751cm" fo:margin-right="-1.753cm" fo:margin-top="0.494cm" fo:margin-bottom="0cm" loext:contextual-spacing="false" fo:line-height="100%" fo:text-indent="-0.635cm" style:auto-text-indent="false"/>
      <style:text-properties fo:background-color="#ffff00"/>
    </style:style>
    <style:style style:name="P28" style:family="paragraph" style:parent-style-name="Standard" style:list-style-name="WWNum9">
      <style:paragraph-properties fo:margin-left="-0.751cm" fo:margin-right="-1.753cm" fo:margin-top="0.494cm" fo:margin-bottom="0cm" loext:contextual-spacing="false" fo:line-height="100%" fo:text-indent="-0.635cm" style:auto-text-indent="false"/>
      <style:text-properties fo:background-color="#ffff00"/>
    </style:style>
    <style:style style:name="P29" style:family="paragraph" style:parent-style-name="Standard" style:list-style-name="WWNum16">
      <style:paragraph-properties fo:margin-left="-0.751cm" fo:margin-right="-1.753cm" fo:margin-top="0.494cm" fo:margin-bottom="0cm" loext:contextual-spacing="false" fo:line-height="100%" fo:text-indent="-0.635cm" style:auto-text-indent="false"/>
      <style:text-properties fo:background-color="#ffff00"/>
    </style:style>
    <style:style style:name="P30" style:family="paragraph" style:parent-style-name="Standard" style:list-style-name="WWNum17">
      <style:paragraph-properties fo:margin-left="-0.751cm" fo:margin-right="-1.753cm" fo:margin-top="0.494cm" fo:margin-bottom="0cm" loext:contextual-spacing="false" fo:line-height="100%" fo:text-indent="-0.635cm" style:auto-text-indent="false"/>
      <style:text-properties fo:background-color="#ffff00"/>
    </style:style>
    <style:style style:name="P31" style:family="paragraph" style:parent-style-name="Standard" style:list-style-name="WWNum29">
      <style:paragraph-properties fo:margin-left="-0.751cm" fo:margin-right="-1.753cm" fo:margin-top="0.494cm" fo:margin-bottom="0cm" loext:contextual-spacing="false" fo:line-height="100%" fo:text-indent="-0.635cm" style:auto-text-indent="false"/>
      <style:text-properties fo:background-color="#ffff00"/>
    </style:style>
    <style:style style:name="P32" style:family="paragraph" style:parent-style-name="Standard" style:list-style-name="WWNum3">
      <style:paragraph-properties fo:margin-left="-0.751cm" fo:margin-right="-1.753cm" fo:margin-top="0cm" fo:margin-bottom="0.494cm" loext:contextual-spacing="false" fo:line-height="100%" fo:text-indent="-0.635cm" style:auto-text-indent="false"/>
    </style:style>
    <style:style style:name="P33" style:family="paragraph" style:parent-style-name="Standard" style:list-style-name="WWNum5">
      <style:paragraph-properties fo:margin-left="-0.751cm" fo:margin-right="-1.753cm" fo:margin-top="0cm" fo:margin-bottom="0.494cm" loext:contextual-spacing="false" fo:line-height="100%" fo:text-indent="-0.635cm" style:auto-text-indent="false"/>
    </style:style>
    <style:style style:name="P34" style:family="paragraph" style:parent-style-name="Standard" style:list-style-name="WWNum6">
      <style:paragraph-properties fo:margin-left="-0.751cm" fo:margin-right="-1.753cm" fo:margin-top="0cm" fo:margin-bottom="0.494cm" loext:contextual-spacing="false" fo:line-height="100%" fo:text-indent="-0.635cm" style:auto-text-indent="false"/>
    </style:style>
    <style:style style:name="P35" style:family="paragraph" style:parent-style-name="Standard" style:list-style-name="WWNum7">
      <style:paragraph-properties fo:margin-left="-0.751cm" fo:margin-right="-1.753cm" fo:margin-top="0cm" fo:margin-bottom="0.494cm" loext:contextual-spacing="false" fo:line-height="100%" fo:text-indent="-0.635cm" style:auto-text-indent="false"/>
    </style:style>
    <style:style style:name="P36" style:family="paragraph" style:parent-style-name="Standard" style:list-style-name="WWNum8">
      <style:paragraph-properties fo:margin-left="-0.751cm" fo:margin-right="-1.753cm" fo:margin-top="0cm" fo:margin-bottom="0.494cm" loext:contextual-spacing="false" fo:line-height="100%" fo:text-indent="-0.635cm" style:auto-text-indent="false"/>
    </style:style>
    <style:style style:name="P37" style:family="paragraph" style:parent-style-name="Standard" style:list-style-name="WWNum10">
      <style:paragraph-properties fo:margin-left="-0.751cm" fo:margin-right="-1.753cm" fo:margin-top="0cm" fo:margin-bottom="0.494cm" loext:contextual-spacing="false" fo:line-height="100%" fo:text-indent="-0.635cm" style:auto-text-indent="false"/>
    </style:style>
    <style:style style:name="P38" style:family="paragraph" style:parent-style-name="Standard" style:list-style-name="WWNum11">
      <style:paragraph-properties fo:margin-left="-0.751cm" fo:margin-right="-1.753cm" fo:margin-top="0cm" fo:margin-bottom="0.494cm" loext:contextual-spacing="false" fo:line-height="100%" fo:text-indent="-0.635cm" style:auto-text-indent="false"/>
    </style:style>
    <style:style style:name="P39" style:family="paragraph" style:parent-style-name="Standard" style:list-style-name="WWNum12">
      <style:paragraph-properties fo:margin-left="-0.751cm" fo:margin-right="-1.753cm" fo:margin-top="0cm" fo:margin-bottom="0.494cm" loext:contextual-spacing="false" fo:line-height="100%" fo:text-indent="-0.635cm" style:auto-text-indent="false"/>
    </style:style>
    <style:style style:name="P40" style:family="paragraph" style:parent-style-name="Standard" style:list-style-name="WWNum13">
      <style:paragraph-properties fo:margin-left="-0.751cm" fo:margin-right="-1.753cm" fo:margin-top="0cm" fo:margin-bottom="0.494cm" loext:contextual-spacing="false" fo:line-height="100%" fo:text-indent="-0.635cm" style:auto-text-indent="false"/>
    </style:style>
    <style:style style:name="P41" style:family="paragraph" style:parent-style-name="Standard" style:list-style-name="WWNum14">
      <style:paragraph-properties fo:margin-left="-0.751cm" fo:margin-right="-1.753cm" fo:margin-top="0cm" fo:margin-bottom="0.494cm" loext:contextual-spacing="false" fo:line-height="100%" fo:text-indent="-0.635cm" style:auto-text-indent="false"/>
    </style:style>
    <style:style style:name="P42" style:family="paragraph" style:parent-style-name="Standard" style:list-style-name="WWNum15">
      <style:paragraph-properties fo:margin-left="-0.751cm" fo:margin-right="-1.753cm" fo:margin-top="0cm" fo:margin-bottom="0.494cm" loext:contextual-spacing="false" fo:line-height="100%" fo:text-indent="-0.635cm" style:auto-text-indent="false"/>
    </style:style>
    <style:style style:name="P43" style:family="paragraph" style:parent-style-name="Standard" style:list-style-name="WWNum18">
      <style:paragraph-properties fo:margin-left="-0.751cm" fo:margin-right="-1.753cm" fo:margin-top="0cm" fo:margin-bottom="0.494cm" loext:contextual-spacing="false" fo:line-height="100%" fo:text-indent="-0.635cm" style:auto-text-indent="false"/>
    </style:style>
    <style:style style:name="P44" style:family="paragraph" style:parent-style-name="Standard" style:list-style-name="WWNum19">
      <style:paragraph-properties fo:margin-left="-0.751cm" fo:margin-right="-1.753cm" fo:margin-top="0cm" fo:margin-bottom="0.494cm" loext:contextual-spacing="false" fo:line-height="100%" fo:text-indent="-0.635cm" style:auto-text-indent="false"/>
    </style:style>
    <style:style style:name="P45" style:family="paragraph" style:parent-style-name="Standard" style:list-style-name="WWNum20">
      <style:paragraph-properties fo:margin-left="-0.751cm" fo:margin-right="-1.753cm" fo:margin-top="0cm" fo:margin-bottom="0.494cm" loext:contextual-spacing="false" fo:line-height="100%" fo:text-indent="-0.635cm" style:auto-text-indent="false"/>
    </style:style>
    <style:style style:name="P46" style:family="paragraph" style:parent-style-name="Standard" style:list-style-name="WWNum21">
      <style:paragraph-properties fo:margin-left="-0.751cm" fo:margin-right="-1.753cm" fo:margin-top="0cm" fo:margin-bottom="0.494cm" loext:contextual-spacing="false" fo:line-height="100%" fo:text-indent="-0.635cm" style:auto-text-indent="false"/>
    </style:style>
    <style:style style:name="P47" style:family="paragraph" style:parent-style-name="Standard" style:list-style-name="WWNum22">
      <style:paragraph-properties fo:margin-left="-0.751cm" fo:margin-right="-1.753cm" fo:margin-top="0cm" fo:margin-bottom="0.494cm" loext:contextual-spacing="false" fo:line-height="100%" fo:text-indent="-0.635cm" style:auto-text-indent="false"/>
    </style:style>
    <style:style style:name="P48" style:family="paragraph" style:parent-style-name="Standard" style:list-style-name="WWNum23">
      <style:paragraph-properties fo:margin-left="-0.751cm" fo:margin-right="-1.753cm" fo:margin-top="0cm" fo:margin-bottom="0.494cm" loext:contextual-spacing="false" fo:line-height="100%" fo:text-indent="-0.635cm" style:auto-text-indent="false"/>
    </style:style>
    <style:style style:name="P49" style:family="paragraph" style:parent-style-name="Standard" style:list-style-name="WWNum24">
      <style:paragraph-properties fo:margin-left="-0.751cm" fo:margin-right="-1.753cm" fo:margin-top="0cm" fo:margin-bottom="0.494cm" loext:contextual-spacing="false" fo:line-height="100%" fo:text-indent="-0.635cm" style:auto-text-indent="false"/>
    </style:style>
    <style:style style:name="P50" style:family="paragraph" style:parent-style-name="Standard" style:list-style-name="WWNum25">
      <style:paragraph-properties fo:margin-left="-0.751cm" fo:margin-right="-1.753cm" fo:margin-top="0cm" fo:margin-bottom="0.494cm" loext:contextual-spacing="false" fo:line-height="100%" fo:text-indent="-0.635cm" style:auto-text-indent="false"/>
    </style:style>
    <style:style style:name="P51" style:family="paragraph" style:parent-style-name="Standard" style:list-style-name="WWNum26">
      <style:paragraph-properties fo:margin-left="-0.751cm" fo:margin-right="-1.753cm" fo:margin-top="0cm" fo:margin-bottom="0.494cm" loext:contextual-spacing="false" fo:line-height="100%" fo:text-indent="-0.635cm" style:auto-text-indent="false"/>
    </style:style>
    <style:style style:name="P52" style:family="paragraph" style:parent-style-name="Standard" style:list-style-name="WWNum27">
      <style:paragraph-properties fo:margin-left="-0.751cm" fo:margin-right="-1.753cm" fo:margin-top="0cm" fo:margin-bottom="0.494cm" loext:contextual-spacing="false" fo:line-height="100%" fo:text-indent="-0.635cm" style:auto-text-indent="false"/>
    </style:style>
    <style:style style:name="P53" style:family="paragraph" style:parent-style-name="Standard" style:list-style-name="WWNum28">
      <style:paragraph-properties fo:margin-left="-0.751cm" fo:margin-right="-1.753cm" fo:margin-top="0cm" fo:margin-bottom="0.494cm" loext:contextual-spacing="false" fo:line-height="100%" fo:text-indent="-0.635cm" style:auto-text-indent="false"/>
    </style:style>
    <style:style style:name="P54" style:family="paragraph" style:parent-style-name="Standard" style:list-style-name="WWNum1">
      <style:paragraph-properties fo:margin-left="-0.751cm" fo:margin-right="-1.753cm" fo:margin-top="0cm" fo:margin-bottom="0.494cm" loext:contextual-spacing="false" fo:line-height="100%" fo:text-indent="-0.635cm" style:auto-text-indent="false"/>
      <style:text-properties fo:background-color="#ffff00"/>
    </style:style>
    <style:style style:name="P55" style:family="paragraph" style:parent-style-name="Standard" style:list-style-name="WWNum2">
      <style:paragraph-properties fo:margin-left="-0.751cm" fo:margin-right="-1.753cm" fo:margin-top="0cm" fo:margin-bottom="0.494cm" loext:contextual-spacing="false" fo:line-height="100%" fo:text-indent="-0.635cm" style:auto-text-indent="false"/>
      <style:text-properties fo:background-color="#ffff00"/>
    </style:style>
    <style:style style:name="P56" style:family="paragraph" style:parent-style-name="Standard" style:list-style-name="WWNum4">
      <style:paragraph-properties fo:margin-left="-0.751cm" fo:margin-right="-1.753cm" fo:margin-top="0cm" fo:margin-bottom="0.494cm" loext:contextual-spacing="false" fo:line-height="100%" fo:text-indent="-0.635cm" style:auto-text-indent="false"/>
      <style:text-properties fo:background-color="#ffff00"/>
    </style:style>
    <style:style style:name="P57" style:family="paragraph" style:parent-style-name="Standard" style:list-style-name="WWNum9">
      <style:paragraph-properties fo:margin-left="-0.751cm" fo:margin-right="-1.753cm" fo:margin-top="0cm" fo:margin-bottom="0.494cm" loext:contextual-spacing="false" fo:line-height="100%" fo:text-indent="-0.635cm" style:auto-text-indent="false"/>
      <style:text-properties fo:background-color="#ffff00"/>
    </style:style>
    <style:style style:name="P58" style:family="paragraph" style:parent-style-name="Standard" style:list-style-name="WWNum16">
      <style:paragraph-properties fo:margin-left="-0.751cm" fo:margin-right="-1.753cm" fo:margin-top="0cm" fo:margin-bottom="0.494cm" loext:contextual-spacing="false" fo:line-height="100%" fo:text-indent="-0.635cm" style:auto-text-indent="false"/>
      <style:text-properties fo:background-color="#ffff00"/>
    </style:style>
    <style:style style:name="P59" style:family="paragraph" style:parent-style-name="Standard" style:list-style-name="WWNum17">
      <style:paragraph-properties fo:margin-left="-0.751cm" fo:margin-right="-1.753cm" fo:margin-top="0cm" fo:margin-bottom="0.494cm" loext:contextual-spacing="false" fo:line-height="100%" fo:text-indent="-0.635cm" style:auto-text-indent="false"/>
      <style:text-properties fo:background-color="#ffff00"/>
    </style:style>
    <style:style style:name="P60" style:family="paragraph" style:parent-style-name="Standard" style:list-style-name="WWNum29">
      <style:paragraph-properties fo:margin-left="-0.751cm" fo:margin-right="-1.753cm" fo:margin-top="0cm" fo:margin-bottom="0.494cm" loext:contextual-spacing="false" fo:line-height="100%" fo:text-indent="-0.635cm" style:auto-text-indent="false"/>
      <style:text-properties fo:background-color="#ffff00"/>
    </style:style>
    <style:style style:name="P61" style:family="paragraph" style:parent-style-name="Standard" style:list-style-name="WWNum3">
      <style:paragraph-properties fo:margin-left="-0.751cm" fo:margin-right="-1.753cm" fo:margin-top="0cm" fo:margin-bottom="0cm" loext:contextual-spacing="false" fo:line-height="100%" fo:text-indent="-0.635cm" style:auto-text-indent="false"/>
    </style:style>
    <style:style style:name="P62" style:family="paragraph" style:parent-style-name="Standard" style:list-style-name="WWNum5">
      <style:paragraph-properties fo:margin-left="-0.751cm" fo:margin-right="-1.753cm" fo:margin-top="0cm" fo:margin-bottom="0cm" loext:contextual-spacing="false" fo:line-height="100%" fo:text-indent="-0.635cm" style:auto-text-indent="false"/>
    </style:style>
    <style:style style:name="P63" style:family="paragraph" style:parent-style-name="Standard" style:list-style-name="WWNum6">
      <style:paragraph-properties fo:margin-left="-0.751cm" fo:margin-right="-1.753cm" fo:margin-top="0cm" fo:margin-bottom="0cm" loext:contextual-spacing="false" fo:line-height="100%" fo:text-indent="-0.635cm" style:auto-text-indent="false"/>
    </style:style>
    <style:style style:name="P64" style:family="paragraph" style:parent-style-name="Standard" style:list-style-name="WWNum7">
      <style:paragraph-properties fo:margin-left="-0.751cm" fo:margin-right="-1.753cm" fo:margin-top="0cm" fo:margin-bottom="0cm" loext:contextual-spacing="false" fo:line-height="100%" fo:text-indent="-0.635cm" style:auto-text-indent="false"/>
    </style:style>
    <style:style style:name="P65" style:family="paragraph" style:parent-style-name="Standard" style:list-style-name="WWNum8">
      <style:paragraph-properties fo:margin-left="-0.751cm" fo:margin-right="-1.753cm" fo:margin-top="0cm" fo:margin-bottom="0cm" loext:contextual-spacing="false" fo:line-height="100%" fo:text-indent="-0.635cm" style:auto-text-indent="false"/>
    </style:style>
    <style:style style:name="P66" style:family="paragraph" style:parent-style-name="Standard" style:list-style-name="WWNum10">
      <style:paragraph-properties fo:margin-left="-0.751cm" fo:margin-right="-1.753cm" fo:margin-top="0cm" fo:margin-bottom="0cm" loext:contextual-spacing="false" fo:line-height="100%" fo:text-indent="-0.635cm" style:auto-text-indent="false"/>
    </style:style>
    <style:style style:name="P67" style:family="paragraph" style:parent-style-name="Standard" style:list-style-name="WWNum11">
      <style:paragraph-properties fo:margin-left="-0.751cm" fo:margin-right="-1.753cm" fo:margin-top="0cm" fo:margin-bottom="0cm" loext:contextual-spacing="false" fo:line-height="100%" fo:text-indent="-0.635cm" style:auto-text-indent="false"/>
    </style:style>
    <style:style style:name="P68" style:family="paragraph" style:parent-style-name="Standard" style:list-style-name="WWNum12">
      <style:paragraph-properties fo:margin-left="-0.751cm" fo:margin-right="-1.753cm" fo:margin-top="0cm" fo:margin-bottom="0cm" loext:contextual-spacing="false" fo:line-height="100%" fo:text-indent="-0.635cm" style:auto-text-indent="false"/>
    </style:style>
    <style:style style:name="P69" style:family="paragraph" style:parent-style-name="Standard" style:list-style-name="WWNum13">
      <style:paragraph-properties fo:margin-left="-0.751cm" fo:margin-right="-1.753cm" fo:margin-top="0cm" fo:margin-bottom="0cm" loext:contextual-spacing="false" fo:line-height="100%" fo:text-indent="-0.635cm" style:auto-text-indent="false"/>
    </style:style>
    <style:style style:name="P70" style:family="paragraph" style:parent-style-name="Standard" style:list-style-name="WWNum14">
      <style:paragraph-properties fo:margin-left="-0.751cm" fo:margin-right="-1.753cm" fo:margin-top="0cm" fo:margin-bottom="0cm" loext:contextual-spacing="false" fo:line-height="100%" fo:text-indent="-0.635cm" style:auto-text-indent="false"/>
    </style:style>
    <style:style style:name="P71" style:family="paragraph" style:parent-style-name="Standard" style:list-style-name="WWNum15">
      <style:paragraph-properties fo:margin-left="-0.751cm" fo:margin-right="-1.753cm" fo:margin-top="0cm" fo:margin-bottom="0cm" loext:contextual-spacing="false" fo:line-height="100%" fo:text-indent="-0.635cm" style:auto-text-indent="false"/>
    </style:style>
    <style:style style:name="P72" style:family="paragraph" style:parent-style-name="Standard" style:list-style-name="WWNum18">
      <style:paragraph-properties fo:margin-left="-0.751cm" fo:margin-right="-1.753cm" fo:margin-top="0cm" fo:margin-bottom="0cm" loext:contextual-spacing="false" fo:line-height="100%" fo:text-indent="-0.635cm" style:auto-text-indent="false"/>
    </style:style>
    <style:style style:name="P73" style:family="paragraph" style:parent-style-name="Standard" style:list-style-name="WWNum19">
      <style:paragraph-properties fo:margin-left="-0.751cm" fo:margin-right="-1.753cm" fo:margin-top="0cm" fo:margin-bottom="0cm" loext:contextual-spacing="false" fo:line-height="100%" fo:text-indent="-0.635cm" style:auto-text-indent="false"/>
    </style:style>
    <style:style style:name="P74" style:family="paragraph" style:parent-style-name="Standard" style:list-style-name="WWNum20">
      <style:paragraph-properties fo:margin-left="-0.751cm" fo:margin-right="-1.753cm" fo:margin-top="0cm" fo:margin-bottom="0cm" loext:contextual-spacing="false" fo:line-height="100%" fo:text-indent="-0.635cm" style:auto-text-indent="false"/>
    </style:style>
    <style:style style:name="P75" style:family="paragraph" style:parent-style-name="Standard" style:list-style-name="WWNum21">
      <style:paragraph-properties fo:margin-left="-0.751cm" fo:margin-right="-1.753cm" fo:margin-top="0cm" fo:margin-bottom="0cm" loext:contextual-spacing="false" fo:line-height="100%" fo:text-indent="-0.635cm" style:auto-text-indent="false"/>
    </style:style>
    <style:style style:name="P76" style:family="paragraph" style:parent-style-name="Standard" style:list-style-name="WWNum22">
      <style:paragraph-properties fo:margin-left="-0.751cm" fo:margin-right="-1.753cm" fo:margin-top="0cm" fo:margin-bottom="0cm" loext:contextual-spacing="false" fo:line-height="100%" fo:text-indent="-0.635cm" style:auto-text-indent="false"/>
    </style:style>
    <style:style style:name="P77" style:family="paragraph" style:parent-style-name="Standard" style:list-style-name="WWNum23">
      <style:paragraph-properties fo:margin-left="-0.751cm" fo:margin-right="-1.753cm" fo:margin-top="0cm" fo:margin-bottom="0cm" loext:contextual-spacing="false" fo:line-height="100%" fo:text-indent="-0.635cm" style:auto-text-indent="false"/>
    </style:style>
    <style:style style:name="P78" style:family="paragraph" style:parent-style-name="Standard" style:list-style-name="WWNum24">
      <style:paragraph-properties fo:margin-left="-0.751cm" fo:margin-right="-1.753cm" fo:margin-top="0cm" fo:margin-bottom="0cm" loext:contextual-spacing="false" fo:line-height="100%" fo:text-indent="-0.635cm" style:auto-text-indent="false"/>
    </style:style>
    <style:style style:name="P79" style:family="paragraph" style:parent-style-name="Standard" style:list-style-name="WWNum25">
      <style:paragraph-properties fo:margin-left="-0.751cm" fo:margin-right="-1.753cm" fo:margin-top="0cm" fo:margin-bottom="0cm" loext:contextual-spacing="false" fo:line-height="100%" fo:text-indent="-0.635cm" style:auto-text-indent="false"/>
    </style:style>
    <style:style style:name="P80" style:family="paragraph" style:parent-style-name="Standard" style:list-style-name="WWNum26">
      <style:paragraph-properties fo:margin-left="-0.751cm" fo:margin-right="-1.753cm" fo:margin-top="0cm" fo:margin-bottom="0cm" loext:contextual-spacing="false" fo:line-height="100%" fo:text-indent="-0.635cm" style:auto-text-indent="false"/>
    </style:style>
    <style:style style:name="P81" style:family="paragraph" style:parent-style-name="Standard" style:list-style-name="WWNum27">
      <style:paragraph-properties fo:margin-left="-0.751cm" fo:margin-right="-1.753cm" fo:margin-top="0cm" fo:margin-bottom="0cm" loext:contextual-spacing="false" fo:line-height="100%" fo:text-indent="-0.635cm" style:auto-text-indent="false"/>
    </style:style>
    <style:style style:name="P82" style:family="paragraph" style:parent-style-name="Standard" style:list-style-name="WWNum28">
      <style:paragraph-properties fo:margin-left="-0.751cm" fo:margin-right="-1.753cm" fo:margin-top="0cm" fo:margin-bottom="0cm" loext:contextual-spacing="false" fo:line-height="100%" fo:text-indent="-0.635cm" style:auto-text-indent="false"/>
    </style:style>
    <style:style style:name="P83" style:family="paragraph" style:parent-style-name="Standard" style:list-style-name="WWNum1">
      <style:paragraph-properties fo:margin-left="-0.751cm" fo:margin-right="-1.753cm" fo:margin-top="0cm" fo:margin-bottom="0cm" loext:contextual-spacing="false" fo:line-height="100%" fo:text-indent="-0.635cm" style:auto-text-indent="false"/>
      <style:text-properties fo:background-color="#ffff00"/>
    </style:style>
    <style:style style:name="P84" style:family="paragraph" style:parent-style-name="Standard" style:list-style-name="WWNum2">
      <style:paragraph-properties fo:margin-left="-0.751cm" fo:margin-right="-1.753cm" fo:margin-top="0cm" fo:margin-bottom="0cm" loext:contextual-spacing="false" fo:line-height="100%" fo:text-indent="-0.635cm" style:auto-text-indent="false"/>
      <style:text-properties fo:background-color="#ffff00"/>
    </style:style>
    <style:style style:name="P85" style:family="paragraph" style:parent-style-name="Standard" style:list-style-name="WWNum4">
      <style:paragraph-properties fo:margin-left="-0.751cm" fo:margin-right="-1.753cm" fo:margin-top="0cm" fo:margin-bottom="0cm" loext:contextual-spacing="false" fo:line-height="100%" fo:text-indent="-0.635cm" style:auto-text-indent="false"/>
      <style:text-properties fo:background-color="#ffff00"/>
    </style:style>
    <style:style style:name="P86" style:family="paragraph" style:parent-style-name="Standard" style:list-style-name="WWNum5">
      <style:paragraph-properties fo:margin-left="-0.751cm" fo:margin-right="-1.753cm" fo:margin-top="0cm" fo:margin-bottom="0cm" loext:contextual-spacing="false" fo:line-height="100%" fo:text-indent="-0.635cm" style:auto-text-indent="false"/>
      <style:text-properties fo:background-color="#ffff00"/>
    </style:style>
    <style:style style:name="P87" style:family="paragraph" style:parent-style-name="Standard" style:list-style-name="WWNum9">
      <style:paragraph-properties fo:margin-left="-0.751cm" fo:margin-right="-1.753cm" fo:margin-top="0cm" fo:margin-bottom="0cm" loext:contextual-spacing="false" fo:line-height="100%" fo:text-indent="-0.635cm" style:auto-text-indent="false"/>
      <style:text-properties fo:background-color="#ffff00"/>
    </style:style>
    <style:style style:name="P88" style:family="paragraph" style:parent-style-name="Standard" style:list-style-name="WWNum16">
      <style:paragraph-properties fo:margin-left="-0.751cm" fo:margin-right="-1.753cm" fo:margin-top="0cm" fo:margin-bottom="0cm" loext:contextual-spacing="false" fo:line-height="100%" fo:text-indent="-0.635cm" style:auto-text-indent="false"/>
      <style:text-properties fo:background-color="#ffff00"/>
    </style:style>
    <style:style style:name="P89" style:family="paragraph" style:parent-style-name="Standard" style:list-style-name="WWNum17">
      <style:paragraph-properties fo:margin-left="-0.751cm" fo:margin-right="-1.753cm" fo:margin-top="0cm" fo:margin-bottom="0cm" loext:contextual-spacing="false" fo:line-height="100%" fo:text-indent="-0.635cm" style:auto-text-indent="false"/>
      <style:text-properties fo:background-color="#ffff00"/>
    </style:style>
    <style:style style:name="P90" style:family="paragraph" style:parent-style-name="Standard" style:list-style-name="WWNum29">
      <style:paragraph-properties fo:margin-left="-0.751cm" fo:margin-right="-1.753cm" fo:margin-top="0cm" fo:margin-bottom="0cm" loext:contextual-spacing="false" fo:line-height="100%" fo:text-indent="-0.635cm" style:auto-text-indent="false"/>
      <style:text-properties fo:background-color="#ffff00"/>
    </style:style>
    <style:style style:name="P91" style:family="paragraph" style:parent-style-name="Standard">
      <style:paragraph-properties fo:margin-left="-0.751cm" fo:margin-right="-1.753cm" fo:margin-top="0.494cm" fo:margin-bottom="0.494cm" loext:contextual-spacing="false" fo:line-height="100%" fo:text-align="end" style:justify-single-word="false" fo:text-indent="0cm" style:auto-text-indent="false"/>
    </style:style>
    <style:style style:name="P92" style:family="paragraph" style:parent-style-name="Standard" style:list-style-name="">
      <style:paragraph-properties fo:margin-left="-0.751cm" fo:margin-right="-1.753cm" fo:margin-top="0.494cm" fo:margin-bottom="0.494cm" loext:contextual-spacing="false" fo:line-height="100%" fo:text-indent="0cm" style:auto-text-indent="false"/>
    </style:style>
    <style:style style:name="P93" style:family="paragraph" style:parent-style-name="Standard" style:list-style-name="">
      <style:paragraph-properties fo:margin-left="-0.751cm" fo:margin-right="-1.753cm" fo:margin-top="0.494cm" fo:margin-bottom="0.494cm" loext:contextual-spacing="false" fo:line-height="100%" fo:text-indent="0cm" style:auto-text-indent="false"/>
      <style:text-properties style:font-name="Times New Roman" fo:font-size="18pt" fo:font-weight="bold" style:font-name-asian="Times New Roman1" style:font-size-asian="18pt" style:language-asian="es" style:country-asian="ES" style:font-weight-asian="bold" style:font-name-complex="Times New Roman1" style:font-size-complex="18pt" style:font-weight-complex="bold"/>
    </style:style>
    <style:style style:name="P94" style:family="paragraph" style:parent-style-name="Standard">
      <style:paragraph-properties fo:margin-left="-0.751cm" fo:margin-right="-1.753cm" fo:margin-top="0.494cm" fo:margin-bottom="0.494cm" loext:contextual-spacing="false" fo:line-height="100%" fo:text-indent="0cm" style:auto-text-indent="false"/>
      <style:text-properties fo:background-color="#ffff00"/>
    </style:style>
    <style:style style:name="P95" style:family="paragraph" style:parent-style-name="Standard" style:list-style-name="">
      <style:paragraph-properties fo:margin-left="-0.751cm" fo:margin-right="-1.753cm" fo:margin-top="0.494cm" fo:margin-bottom="0.494cm" loext:contextual-spacing="false" fo:line-height="100%" fo:text-indent="0cm" style:auto-text-indent="false"/>
      <style:text-properties fo:background-color="#ffff00"/>
    </style:style>
    <style:style style:name="P96" style:family="paragraph" style:parent-style-name="Standard" style:list-style-name="">
      <style:paragraph-properties fo:margin-left="-0.751cm" fo:margin-right="-1.753cm" fo:margin-top="0.494cm" fo:margin-bottom="0.494cm" loext:contextual-spacing="false" fo:line-height="100%" fo:text-indent="0cm" style:auto-text-indent="false"/>
      <style:text-properties fo:background-color="transparent"/>
    </style:style>
    <style:style style:name="P97" style:family="paragraph" style:parent-style-name="Standard">
      <style:paragraph-properties fo:margin-left="-0.751cm" fo:margin-right="-1.753cm" fo:margin-top="0cm" fo:margin-bottom="0cm" loext:contextual-spacing="false" fo:line-height="100%" fo:text-indent="0cm" style:auto-text-indent="false"/>
    </style:style>
    <style:style style:name="P98" style:family="paragraph" style:parent-style-name="Standard">
      <style:paragraph-properties fo:margin-left="-0.751cm" fo:margin-right="-1.753cm" fo:margin-top="0cm" fo:margin-bottom="0cm" loext:contextual-spacing="false" fo:line-height="100%" fo:text-indent="0cm" style:auto-text-indent="false"/>
      <style:text-properties style:font-name="Times New Roman" fo:font-size="12pt" fo:background-color="#ffff00" style:font-name-asian="Times New Roman1" style:font-size-asian="12pt" style:language-asian="es" style:country-asian="ES" style:font-name-complex="Times New Roman1" style:font-size-complex="12pt"/>
    </style:style>
    <style:style style:name="T1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3" style:family="text">
      <style:text-properties style:font-name="Times New Roman" fo:font-size="12pt" officeooo:rsid="000e632b" style:font-name-asian="Times New Roman1" style:font-size-asian="12pt" style:language-asian="es" style:country-asian="ES" style:font-name-complex="Times New Roman1" style:font-size-complex="12pt"/>
    </style:style>
    <style:style style:name="T4" style:family="text">
      <style:text-properties style:font-name="Times New Roman" fo:font-size="12pt" fo:font-weight="bold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font-style="italic" style:font-name-asian="Times New Roman1" style:font-size-asian="12pt" style:language-asian="es" style:country-asian="ES" style:font-style-asian="italic" style:font-name-complex="Times New Roman1" style:font-size-complex="12pt" style:font-style-complex="italic"/>
    </style:style>
    <style:style style:name="T6" style:family="text">
      <style:text-properties style:font-name="Times New Roman" fo:font-size="12pt" fo:language="en" fo:country="GB" style:font-name-asian="Times New Roman1" style:font-size-asian="12pt" style:language-asian="es" style:country-asian="ES" style:font-name-complex="Times New Roman1" style:font-size-complex="12pt"/>
    </style:style>
    <style:style style:name="T7" style:family="text">
      <style:text-properties style:font-name="Times New Roman" fo:font-size="12pt" fo:background-color="#ffff00" loext:char-shading-value="0" style:font-name-asian="Times New Roman1" style:font-size-asian="12pt" style:language-asian="es" style:country-asian="ES" style:font-name-complex="Times New Roman1" style:font-size-complex="12pt"/>
    </style:style>
    <style:style style:name="T8" style:family="text">
      <style:text-properties style:font-name="Times New Roman" fo:font-size="12pt" fo:background-color="#ffff00" loext:char-shading-value="0" style:font-name-asian="Times New Roman1" style:font-size-asian="12pt" style:language-asian="es" style:country-asian="ES" style:font-name-complex="Times New Roman1" style:font-size-complex="12pt"/>
    </style:style>
    <style:style style:name="T9" style:family="text">
      <style:text-properties style:font-name="Times New Roman" fo:font-size="18pt" fo:font-weight="bold" style:font-name-asian="Times New Roman1" style:font-size-asian="18pt" style:language-asian="es" style:country-asian="ES" style:font-weight-asian="bold" style:font-name-complex="Times New Roman1" style:font-size-complex="18pt" style:font-weight-complex="bold"/>
    </style:style>
    <style:style style:name="T10" style:family="text">
      <style:text-properties style:font-name="Times New Roman" fo:font-size="18pt" fo:language="en" fo:country="GB" fo:font-weight="bold" style:font-name-asian="Times New Roman1" style:font-size-asian="18pt" style:language-asian="es" style:country-asian="ES" style:font-weight-asian="bold" style:font-name-complex="Times New Roman1" style:font-size-complex="18pt" style:font-weight-complex="bold"/>
    </style:style>
    <style:style style:name="T11" style:family="text">
      <style:text-properties style:font-name="Times New Roman" officeooo:rsid="000e632b" style:font-name-asian="Times New Roman1" style:language-asian="es" style:country-asian="ES" style:font-name-complex="Times New Roman1"/>
    </style:style>
    <style:style style:name="T12" style:family="text">
      <style:text-properties fo:color="#0000ff" style:font-name="Times New Roman" fo:font-size="12pt" style:text-underline-style="solid" style:text-underline-width="auto" style:text-underline-color="font-color" style:font-name-asian="Times New Roman1" style:font-size-asian="12pt" style:language-asian="es" style:country-asian="ES" style:font-name-complex="Times New Roman1" style:font-size-complex="12pt"/>
    </style:style>
    <style:style style:name="T13" style:family="text">
      <style:text-properties fo:color="#0000ff" style:text-position="super 58%" style:font-name="Times New Roman" fo:font-size="12pt" style:text-underline-style="solid" style:text-underline-width="auto" style:text-underline-color="font-color" style:font-name-asian="Times New Roman1" style:font-size-asian="12pt" style:language-asian="es" style:country-asian="ES" style:font-name-complex="Times New Roman1" style:font-size-complex="12pt"/>
    </style:style>
    <style:style style:name="T14" style:family="text">
      <style:text-properties fo:color="#0000ff" style:text-position="super 58%" style:font-name="Times New Roman" fo:font-size="12pt" style:text-underline-style="solid" style:text-underline-width="auto" style:text-underline-color="font-color" fo:background-color="#ffff00" loext:char-shading-value="0" style:font-name-asian="Times New Roman1" style:font-size-asian="12pt" style:language-asian="es" style:country-asian="ES" style:font-name-complex="Times New Roman1" style:font-size-complex="12pt"/>
    </style:style>
    <style:style style:name="T15" style:family="text">
      <style:text-properties fo:color="#0000ff" style:text-position="super 58%" style:font-name="Times New Roman" fo:font-size="12pt" style:text-underline-style="solid" style:text-underline-width="auto" style:text-underline-color="font-color" fo:background-color="#ffff00" loext:char-shading-value="0" style:font-name-asian="Times New Roman1" style:font-size-asian="12pt" style:language-asian="es" style:country-asian="ES" style:font-name-complex="Times New Roman1" style:font-size-complex="12pt"/>
    </style:style>
    <style:style style:name="T16" style:family="text">
      <style:text-properties style:font-name="Courier New" fo:font-size="10pt" style:font-name-asian="Times New Roman1" style:font-size-asian="10pt" style:language-asian="es" style:country-asian="ES" style:font-name-complex="Courier New2" style:font-size-complex="10pt"/>
    </style:style>
    <style:style style:name="T17" style:family="text">
      <style:text-properties style:font-name="Courier New" fo:font-size="10pt" style:font-name-asian="Times New Roman1" style:font-size-asian="10pt" style:language-asian="es" style:country-asian="ES" style:font-name-complex="Courier New2" style:font-size-complex="10pt"/>
    </style:style>
    <style:style style:name="T18" style:family="text">
      <style:text-properties style:font-name="Courier New" fo:font-size="10pt" fo:language="en" fo:country="GB" style:font-name-asian="Times New Roman1" style:font-size-asian="10pt" style:language-asian="es" style:country-asian="ES" style:font-name-complex="Courier New2" style:font-size-complex="10pt"/>
    </style:style>
    <style:style style:name="T19" style:family="text">
      <style:text-properties style:font-name="Courier New" fo:font-size="10pt" fo:background-color="#ffff00" loext:char-shading-value="0" style:font-name-asian="Times New Roman1" style:font-size-asian="10pt" style:language-asian="es" style:country-asian="ES" style:font-name-complex="Courier New2" style:font-size-complex="10pt"/>
    </style:style>
    <style:style style:name="T20" style:family="text">
      <style:text-properties style:font-name="Courier New" fo:font-size="10pt" fo:background-color="#ffff00" loext:char-shading-value="0" style:font-name-asian="Times New Roman1" style:font-size-asian="10pt" style:language-asian="es" style:country-asian="ES" style:font-name-complex="Courier New2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1">LO SUBRAYADO DE AMARILLO SI ENTRA EN EL EXAMEN DEL 13/1/2021</text:span></text:p>
      <text:p text:style-name="P1"><text:span text:style-name="T1">La lista de carpetas más habituales en sistemas Linux:</text:span></text:p>
      <text:list xml:id="list473040509" text:style-name="WWNum1">
        <text:list-item>
          <text:p text:style-name="P24"><text:span text:style-name="T4">/</text:span><text:span text:style-name="T1">: Esta es la raíz.</text:span></text:p>
        </text:list-item>
        <text:list-item>
          <text:p text:style-name="P83"><text:span text:style-name="T4">/usr</text:span><text:span text:style-name="T1">: Aquí se encuentra la gran mayoría de los archivos existentes en un sistema Linux, como documentación, ejecutable, etc.</text:span></text:p>
        </text:list-item>
        <text:list-item>
          <text:p text:style-name="P83"><text:span text:style-name="T4">/bin</text:span><text:span text:style-name="T1">: Aquí están los comandos que pueden usar todos los usuarios (incluido el root).</text:span></text:p>
        </text:list-item>
        <text:list-item>
          <text:p text:style-name="P83"><text:span text:style-name="T4">/sbin</text:span><text:span text:style-name="T1">: Aquí están los comandos que sólo puede usar el root.</text:span></text:p>
        </text:list-item>
        <text:list-item>
          <text:p text:style-name="P83"><text:span text:style-name="T4">/dev</text:span><text:span text:style-name="T1">: Aqui están todos los dispositivos de nuestra máquina.</text:span></text:p>
        </text:list-item>
        <text:list-item>
          <text:p text:style-name="P83"><text:span text:style-name="T4">/home</text:span><text:span text:style-name="T1">: Lugar donde se almacenan las cuentas de usuarios. Algo parecido a como es “mis documentos” en Windows.</text:span></text:p>
        </text:list-item>
        <text:list-item>
          <text:p text:style-name="P83"><text:span text:style-name="T4">/lib</text:span><text:span text:style-name="T1">: Aquí están las librerías que se necesitan para el sistema.</text:span></text:p>
        </text:list-item>
        <text:list-item>
          <text:p text:style-name="P83"><text:span text:style-name="T4">/var</text:span><text:span text:style-name="T1">: Contiene información variable, como por ejemplo los logs del sistema (/var/log), correo local, etc.</text:span></text:p>
        </text:list-item>
        <text:list-item>
          <text:p text:style-name="P83"><text:span text:style-name="T4">/tmp</text:span><text:span text:style-name="T1">: Directorio temporal.</text:span></text:p>
        </text:list-item>
        <text:list-item>
          <text:p text:style-name="P83"><text:span text:style-name="T4">/etc</text:span><text:span text:style-name="T1">: Aquí se encuentran todas las configuraciones. Si quieres modificar la configuración de Samba tan solo hay que editar el archivo de texto /etc/samba/smb.conf</text:span></text:p>
        </text:list-item>
        <text:list-item>
          <text:p text:style-name="P83"><text:span text:style-name="T4">/root</text:span><text:span text:style-name="T1">: Cuenta del administrador.</text:span></text:p>
        </text:list-item>
        <text:list-item>
          <text:p text:style-name="P83"><text:span text:style-name="T4">/boot</text:span><text:span text:style-name="T1">: Aquí está todo lo relacionado con el arranque del sistema.</text:span></text:p>
        </text:list-item>
        <text:list-item>
          <text:p text:style-name="P83"><text:span text:style-name="T4">/media</text:span><text:span text:style-name="T1">: Punto de montaje para sistemas de archivos montados localmente.</text:span></text:p>
        </text:list-item>
        <text:list-item>
          <text:p text:style-name="P83"><text:span text:style-name="T4">/mnt</text:span><text:span text:style-name="T1">: Es el predecesor de /media, se lo conserva solo por razones históricas</text:span></text:p>
        </text:list-item>
        <text:list-item>
          <text:p text:style-name="P54"><text:span text:style-name="T4">/proc</text:span><text:span text:style-name="T1">: Sistema de archivos virtual de información de procesos y del kernel.</text:span></text:p>
        </text:list-item>
      </text:list>
      <text:p text:style-name="P91"><text:span text:style-name="T1">*La información de carpetas es un extracto de: </text:span><text:a xlink:type="simple" xlink:href="http://www.mancera.org/2011/06/26/%C2%BFque-contiene-cada-carpeta-de-linux/" office:target-frame-name="_blank" xlink:show="new" text:style-name="Default_20_Style" text:visited-style-name="Default_20_Style"><text:span text:style-name="T12">http://www.mancera.org</text:span></text:a></text:p>
      <text:p text:style-name="P94"><text:span text:style-name="T1">Podemos acompañar los comandos con el atributo “</text:span><text:span text:style-name="T4">–help</text:span><text:span text:style-name="T1">” para que nos indiquen más detalladamente sus opciones, por ejemplo “</text:span><text:span text:style-name="T5">arch –help</text:span><text:span text:style-name="T1">“.</text:span></text:p>
      <text:h text:style-name="P95" text:outline-level="2"><text:span text:style-name="T9">COMANDOS MÁS USADOS</text:span></text:h>
      <text:h text:style-name="P95" text:outline-level="2"><text:span text:style-name="T9">Información del sistema</text:span></text:h>
      <text:list xml:id="list2179517744" text:style-name="WWNum2">
        <text:list-item>
          <text:p text:style-name="P25"><text:span text:style-name="T16">arch</text:span><text:span text:style-name="T1"> → mostrar la arquitectura de la máquina (1).</text:span></text:p>
        </text:list-item>
        <text:list-item>
          <text:p text:style-name="P84"><text:span text:style-name="T16">uname -m</text:span><text:span text:style-name="T1"> → mostrar la arquitectura de la máquina (2).</text:span></text:p>
        </text:list-item>
        <text:list-item>
          <text:p text:style-name="P84"><text:span text:style-name="T16">uname -r</text:span><text:span text:style-name="T1"> → mostrar la versión del kernel usado.</text:span></text:p>
        </text:list-item>
        <text:list-item>
          <text:p text:style-name="P84"><text:span text:style-name="T16">uname -a</text:span><text:span text:style-name="T1"> → mostrar la información completa.</text:span></text:p>
        </text:list-item>
        <text:list-item>
          <text:p text:style-name="P84"><text:span text:style-name="T16">lsb_release -a</text:span><text:span text:style-name="T1"> → mostrar la información completa de la distribución.</text:span></text:p>
        </text:list-item>
        <text:list-item>
          <text:p text:style-name="P84"><text:span text:style-name="T16">cat /etc/issue</text:span><text:span text:style-name="T1"> → mostrar el nombre de la distribución</text:span></text:p>
        </text:list-item>
        <text:list-item>
          <text:p text:style-name="P84"><text:span text:style-name="T16">dmidecode -q</text:span><text:span text:style-name="T1"> → mostrar los componentes (hardware) del sistema.</text:span></text:p>
        </text:list-item>
        <text:list-item>
          <text:p text:style-name="P84"><text:span text:style-name="T16">hdparm -i /dev/hda</text:span><text:span text:style-name="T1"> → mostrar las características de un disco duro.</text:span></text:p>
        </text:list-item>
        <text:list-item>
          <text:p text:style-name="P84"><text:span text:style-name="T16">hdparm -tT /dev/sda</text:span><text:span text:style-name="T1"> → realizar prueba de lectura en un disco duro.</text:span></text:p>
        </text:list-item>
        <text:list-item>
          <text:p text:style-name="P84"><text:span text:style-name="T16">cat /proc/cpuinfo</text:span><text:span text:style-name="T1"> → mostrar información de la CPU.</text:span></text:p>
        </text:list-item>
        <text:list-item>
          <text:p text:style-name="P84"><text:span text:style-name="T16">grep -c ^processor /proc/cpuinfo</text:span><text:span text:style-name="T1"> → mostrar número de procesadores.</text:span></text:p>
        </text:list-item>
        <text:list-item>
          <text:p text:style-name="P84"><text:span text:style-name="T16">cat /proc/interrupts</text:span><text:span text:style-name="T1"> → mostrar las interrupciones.</text:span></text:p>
        </text:list-item>
        <text:list-item>
          <text:p text:style-name="P84"><text:span text:style-name="T16">cat /proc/meminfo</text:span><text:span text:style-name="T1"> → verificar el uso de memoria.</text:span></text:p>
        </text:list-item>
        <text:list-item>
          <text:p text:style-name="P84"><text:span text:style-name="T18">cat /proc/swaps</text:span><text:span text:style-name="T6"> → mostrar ficheros swap.</text:span></text:p>
        </text:list-item>
        <text:list-item>
          <text:p text:style-name="P84"><text:span text:style-name="T16">cat /proc/version</text:span><text:span text:style-name="T1"> → mostrar la versión del kernel.</text:span></text:p>
        </text:list-item>
        <text:list-item>
          <text:p text:style-name="P84"><text:span text:style-name="T16">cat /proc/net/dev</text:span><text:span text:style-name="T1"> → mostrar adaptadores de red y estadísticas.</text:span></text:p>
        </text:list-item>
        <text:list-item>
          <text:p text:style-name="P84"><text:span text:style-name="T16">cat /proc/mounts</text:span><text:span text:style-name="T1"> → mostrar el sistema de ficheros montado.</text:span></text:p>
        </text:list-item>
        <text:list-item>
          <text:p text:style-name="P84"><text:span text:style-name="T16">lscpu</text:span><text:span text:style-name="T1"> → mostrar información sobre el microprocesador.</text:span></text:p>
        </text:list-item>
        <text:list-item>
          <text:p text:style-name="P84"><text:span text:style-name="T16">lspci -tv</text:span><text:span text:style-name="T1"> → mostrar los dispositivos PCI.</text:span></text:p>
        </text:list-item>
        <text:list-item>
          <text:p text:style-name="P84"><text:soft-page-break/><text:span text:style-name="T16">lsusb -tv</text:span><text:span text:style-name="T1"> → mostrar los dispositivos USB.</text:span></text:p>
        </text:list-item>
        <text:list-item>
          <text:p text:style-name="P84"><text:span text:style-name="T16">lshw</text:span><text:span text:style-name="T1"> → listar el hardware.</text:span></text:p>
        </text:list-item>
        <text:list-item>
          <text:p text:style-name="P84"><text:span text:style-name="T16">discover</text:span><text:span text:style-name="T1"> → listar el hardware.</text:span></text:p>
        </text:list-item>
        <text:list-item>
          <text:p text:style-name="P84"><text:span text:style-name="T16">date</text:span><text:span text:style-name="T1"> → mostrar la fecha del sistema.</text:span></text:p>
        </text:list-item>
        <text:list-item>
          <text:p text:style-name="P84"><text:span text:style-name="T16">cal 2011</text:span><text:span text:style-name="T1"> → mostrar el almanaque de 2011.</text:span></text:p>
        </text:list-item>
        <text:list-item>
          <text:p text:style-name="P84"><text:span text:style-name="T16">cal 07 2011</text:span><text:span text:style-name="T1"> → mostrar el almanaque para el mes julio de 2011.</text:span></text:p>
        </text:list-item>
        <text:list-item>
          <text:p text:style-name="P84"><text:span text:style-name="T16">date 041217002011.00</text:span><text:span text:style-name="T1"> → colocar (declarar, ajustar) fecha y hora.</text:span></text:p>
        </text:list-item>
        <text:list-item>
          <text:p text:style-name="P84"><text:span text:style-name="T16">clock -w</text:span><text:span text:style-name="T1"> → guardar los cambios de fecha en la BIOS.</text:span></text:p>
        </text:list-item>
        <text:list-item>
          <text:p text:style-name="P55"><text:span text:style-name="T16">blkid</text:span><text:span text:style-name="T1"> → mostrar información (nombre, etiqueta, UUID, tipo de partición) sobre los dispositivos de bloque (discos rígidos, etc.)</text:span></text:p>
        </text:list-item>
      </text:list>
      <text:h text:style-name="P96" text:outline-level="2"><text:span text:style-name="T9">Apagar, reiniciar o cerrar sesión</text:span></text:h>
      <text:list xml:id="list3288197728" text:style-name="WWNum3">
        <text:list-item>
          <text:p text:style-name="P3"><text:span text:style-name="T16">shutdown -h now</text:span><text:span text:style-name="T1"> → apagar el sistema (1).</text:span></text:p>
        </text:list-item>
        <text:list-item>
          <text:p text:style-name="P61"><text:span text:style-name="T16">init 0</text:span><text:span text:style-name="T1"> → apagar el sistema (2).</text:span></text:p>
        </text:list-item>
        <text:list-item>
          <text:p text:style-name="P61"><text:span text:style-name="T16">telinit 0</text:span><text:span text:style-name="T1"> → apagar el sistema (3).</text:span></text:p>
        </text:list-item>
        <text:list-item>
          <text:p text:style-name="P61"><text:span text:style-name="T16">halt</text:span><text:span text:style-name="T1"> → apagar el sistema (4).</text:span></text:p>
        </text:list-item>
        <text:list-item>
          <text:p text:style-name="P61"><text:span text:style-name="T16">poweroff</text:span><text:span text:style-name="T1"> → apagar sistema (5).</text:span></text:p>
        </text:list-item>
        <text:list-item>
          <text:p text:style-name="P61"><text:span text:style-name="T16">shutdown -h hours:minutes &amp;</text:span><text:span text:style-name="T1"> → apagado planificado del sistema.</text:span></text:p>
        </text:list-item>
        <text:list-item>
          <text:p text:style-name="P61"><text:span text:style-name="T16">shutdown -c</text:span><text:span text:style-name="T1"> → cancelar un apagado planificado del sistema.</text:span></text:p>
        </text:list-item>
        <text:list-item>
          <text:p text:style-name="P61"><text:span text:style-name="T16">shutdown -r now</text:span><text:span text:style-name="T1"> → reiniciar (1).</text:span></text:p>
        </text:list-item>
        <text:list-item>
          <text:p text:style-name="P61"><text:span text:style-name="T16">reboot</text:span><text:span text:style-name="T1"> → reiniciar (2).</text:span></text:p>
        </text:list-item>
        <text:list-item>
          <text:p text:style-name="P61"><text:span text:style-name="T16">logout</text:span><text:span text:style-name="T1"> → cerrar sesión.</text:span></text:p>
        </text:list-item>
        <text:list-item>
          <text:p text:style-name="P61"><text:span text:style-name="T16">skill nombre_de_usuario</text:span><text:span text:style-name="T1"> → cerrar sesión (2)</text:span><text:a xlink:type="simple" xlink:href="https://gutl.jovenclub.cu/wiki/doku.php?id=/comandos/inicio#fn__1" text:style-name="Default_20_Style" text:visited-style-name="Default_20_Style"><text:span text:style-name="T13">1)</text:span></text:a></text:p>
        </text:list-item>
        <text:list-item>
          <text:p text:style-name="P32"><text:span text:style-name="T16">exit</text:span><text:span text:style-name="T1"> → salir del intérprete de comandos (si solo hay uno, equivale a cerrar sesión).</text:span></text:p>
        </text:list-item>
      </text:list>
      <text:h text:style-name="P95" text:outline-level="2"><text:span text:style-name="T9">Gestionar archivos y directorios</text:span></text:h>
      <text:list xml:id="list777087229" text:style-name="WWNum4">
        <text:list-item>
          <text:p text:style-name="P26"><text:span text:style-name="T16">cd</text:span><text:span text:style-name="T1"> → ir al directorio personal.</text:span></text:p>
        </text:list-item>
        <text:list-item>
          <text:p text:style-name="P85"><text:span text:style-name="T16">cd /home</text:span><text:span text:style-name="T1"> → cambiar al directorio “/home”.</text:span></text:p>
        </text:list-item>
        <text:list-item>
          <text:p text:style-name="P85"><text:span text:style-name="T16">cd ..</text:span><text:span text:style-name="T1"> → retroceder un nivel.</text:span></text:p>
        </text:list-item>
        <text:list-item>
          <text:p text:style-name="P85"><text:span text:style-name="T16">cd ../..</text:span><text:span text:style-name="T1"> → retroceder 2 niveles.</text:span></text:p>
        </text:list-item>
        <text:list-item>
          <text:p text:style-name="P85"><text:span text:style-name="T16">cd ~user1</text:span><text:span text:style-name="T1"> → ir al directorio user1.</text:span></text:p>
        </text:list-item>
        <text:list-item>
          <text:p text:style-name="P85"><text:span text:style-name="T16">cd -</text:span><text:span text:style-name="T1"> → ir (regresar) al directorio anterior.</text:span></text:p>
        </text:list-item>
        <text:list-item>
          <text:p text:style-name="P85"><text:span text:style-name="T16">pwd</text:span><text:span text:style-name="T1"> → mostrar el camino del directorio actual.</text:span></text:p>
        </text:list-item>
        <text:list-item>
          <text:p text:style-name="P85"><text:span text:style-name="T16">ls</text:span><text:span text:style-name="T1"> → listar el contenido de un directorio.</text:span></text:p>
        </text:list-item>
        <text:list-item>
          <text:p text:style-name="P85"><text:span text:style-name="T16">ls -F</text:span><text:span text:style-name="T1"> → listar el contenido de un directorio (distinguiendo los directorios con una barra)</text:span></text:p>
        </text:list-item>
        <text:list-item>
          <text:p text:style-name="P85"><text:span text:style-name="T16">ls -l</text:span><text:span text:style-name="T1"> → listar el contenido de un directorio, mostrando los detalles.</text:span></text:p>
        </text:list-item>
        <text:list-item>
          <text:p text:style-name="P85"><text:span text:style-name="T16">ls -lh</text:span><text:span text:style-name="T1"> → listar el contenido de un directorio, mostrando los detalles (y el tamaño en un formato “humanizado”).</text:span></text:p>
        </text:list-item>
        <text:list-item>
          <text:p text:style-name="P85"><text:span text:style-name="T16">ls -a</text:span><text:span text:style-name="T1"> → listar el contenido de un directorio, incluendo los ficheros ocultos.</text:span></text:p>
        </text:list-item>
        <text:list-item>
          <text:p text:style-name="P85"><text:span text:style-name="T16">ls *[0-9]</text:span><text:span text:style-name="T1"> → listar los ficheros y carpetas que contienen números.</text:span></text:p>
        </text:list-item>
        <text:list-item>
          <text:p text:style-name="P85"><text:span text:style-name="T16">ls -laR | less </text:span><text:span text:style-name="T1">→ listar recursivamente el contenido del directorio actual y todos los subdirectorios y archivos, incluyendo los ocultos, separados por página.</text:span></text:p>
        </text:list-item>
        <text:list-item>
          <text:p text:style-name="P85"><text:span text:style-name="T16">tree</text:span><text:span text:style-name="T1"> → mostrar los ficheros y carpetas en forma de árbol comenzando por la raíz.(1)</text:span></text:p>
        </text:list-item>
        <text:list-item>
          <text:p text:style-name="P85"><text:span text:style-name="T16">lstree</text:span><text:span text:style-name="T1"> → mostrar los ficheros y carpetas en forma de árbol comenzando por la raíz.(2)</text:span></text:p>
        </text:list-item>
        <text:list-item>
          <text:p text:style-name="P85"><text:span text:style-name="T16">mkdir dir1</text:span><text:span text:style-name="T1"> → crear un directorio de nombre ‘dir1’.</text:span></text:p>
        </text:list-item>
        <text:list-item>
          <text:p text:style-name="P85"><text:span text:style-name="T16">mkdir dir1 dir2</text:span><text:span text:style-name="T1"> → crear dos directorios a la vez (en la ubicación actual).</text:span></text:p>
        </text:list-item>
        <text:list-item>
          <text:p text:style-name="P85"><text:span text:style-name="T16">mkdir -p /tmp/dir1/dir2</text:span><text:span text:style-name="T1"> → crear una estructura de directorios, si no existe.</text:span></text:p>
        </text:list-item>
        <text:list-item>
          <text:p text:style-name="P85"><text:span text:style-name="T16">rm file1</text:span><text:span text:style-name="T1"> → eliminar el archivo ‘file1’.</text:span></text:p>
        </text:list-item>
        <text:list-item>
          <text:p text:style-name="P85"><text:span text:style-name="T16">rm -f file1</text:span><text:span text:style-name="T1"> → eliminar el archivo ‘file1’ en modo forzado.</text:span></text:p>
        </text:list-item>
        <text:list-item>
          <text:p text:style-name="P85"><text:span text:style-name="T16">rmdir dir1</text:span><text:span text:style-name="T1"> → borrar el directorio ‘dir1’.</text:span></text:p>
        </text:list-item>
        <text:list-item>
          <text:p text:style-name="P85"><text:span text:style-name="T16">rm -rf dir1</text:span><text:span text:style-name="T1"> → eliminar recursivamente y en modo forzado el directorio ‘dir1’ con todo lo que contenga.</text:span></text:p>
        </text:list-item>
        <text:list-item>
          <text:p text:style-name="P85"><text:span text:style-name="T16">rm -rf dir1 dir2</text:span><text:span text:style-name="T1"> → borrar dos directorios con su contenido de forma recursiva.</text:span></text:p>
        </text:list-item>
        <text:list-item>
          <text:p text:style-name="P85"><text:soft-page-break/><text:span text:style-name="T16">mv dir1 new_dir</text:span><text:span text:style-name="T1"> → renombrar o mover un fichero o carpeta (directorio).</text:span></text:p>
        </text:list-item>
        <text:list-item>
          <text:p text:style-name="P85"><text:span text:style-name="T16">cp file1 destino/</text:span><text:span text:style-name="T1"> → copiar un fichero al destino elegido.</text:span></text:p>
        </text:list-item>
        <text:list-item>
          <text:p text:style-name="P85"><text:span text:style-name="T16">cp file1 file2 destino/</text:span><text:span text:style-name="T1"> → copiar a la vez dos ficheros a un mismo directorio.</text:span></text:p>
        </text:list-item>
        <text:list-item>
          <text:p text:style-name="P85"><text:span text:style-name="T16">cp file1 file2</text:span><text:span text:style-name="T1"> → copiar file1 en file2.</text:span></text:p>
        </text:list-item>
        <text:list-item>
          <text:p text:style-name="P85"><text:span text:style-name="T16">cp dir /* .</text:span><text:span text:style-name="T1"> → copiar todos los ficheros de un directorio dentro del directorio de trabajo actual.</text:span></text:p>
        </text:list-item>
        <text:list-item>
          <text:p text:style-name="P85"><text:span text:style-name="T16">cp -a /tmp/dir1 .</text:span><text:span text:style-name="T1"> → copiar un directorio dentro del directorio actual de trabajo.</text:span></text:p>
        </text:list-item>
        <text:list-item>
          <text:p text:style-name="P85"><text:span text:style-name="T16">cp -a dir1</text:span><text:span text:style-name="T1"> → copiar un directorio.</text:span></text:p>
        </text:list-item>
        <text:list-item>
          <text:p text:style-name="P85"><text:span text:style-name="T16">cp -a dir1 dir2</text:span><text:span text:style-name="T1"> → copiar dos directorio al unísono.</text:span></text:p>
        </text:list-item>
        <text:list-item>
          <text:p text:style-name="P85"><text:span text:style-name="T16">ln -s file1 lnk1</text:span><text:span text:style-name="T1"> → crear un enlace simbólico al fichero o directorio.</text:span></text:p>
        </text:list-item>
        <text:list-item>
          <text:p text:style-name="P85"><text:span text:style-name="T16">ln file1 lnk1</text:span><text:span text:style-name="T1"> → crear un enlace físico al fichero o directorio.</text:span></text:p>
        </text:list-item>
        <text:list-item>
          <text:p text:style-name="P85"><text:span text:style-name="T16">touch file1</text:span><text:span text:style-name="T1"> → actualizar la fecha de modificación de file1, o crearlo si no existe.</text:span></text:p>
        </text:list-item>
        <text:list-item>
          <text:p text:style-name="P85"><text:span text:style-name="T16">touch -t 0712250000 file1</text:span><text:span text:style-name="T1"> → modificar el tiempo real (tiempo de creación) de un fichero o directorio.</text:span></text:p>
        </text:list-item>
        <text:list-item>
          <text:p text:style-name="P85"><text:span text:style-name="T16">file file1</text:span><text:span text:style-name="T1"> → salida (volcado en pantalla) del tipo mime de un fichero texto.</text:span></text:p>
        </text:list-item>
        <text:list-item>
          <text:p text:style-name="P85"><text:span text:style-name="T16">iconv -l</text:span><text:span text:style-name="T1"> → listas de cifrados conocidos.</text:span></text:p>
        </text:list-item>
        <text:list-item>
          <text:p text:style-name="P56"><text:span text:style-name="T16">iconv -f fromEncoding -t toEncoding inputFile &gt; outputFile</text:span><text:span text:style-name="T1"> → crea una nueva forma del fichero de entrada asumiendo que está codificado en fromEncoding y convirtiéndolo a ToEncoding.</text:span></text:p>
        </text:list-item>
      </text:list>
      <text:h text:style-name="P95" text:outline-level="2"><text:span text:style-name="T9">Encontrar archivos</text:span></text:h>
      <text:list xml:id="list3213925317" text:style-name="WWNum5">
        <text:list-item>
          <text:p text:style-name="P27"><text:span text:style-name="T16">find / -name file1</text:span><text:span text:style-name="T1"> → buscar fichero y directorio a partir de la raíz del sistema.</text:span></text:p>
        </text:list-item>
        <text:list-item>
          <text:p text:style-name="P86"><text:span text:style-name="T16">find / -user user1</text:span><text:span text:style-name="T1"> → buscar ficheros y directorios pertenecientes al usuario “user1”.</text:span></text:p>
        </text:list-item>
        <text:list-item>
          <text:p text:style-name="P86"><text:span text:style-name="T16">find /home/user1 -name \*.bin</text:span><text:span text:style-name="T1"> → buscar ficheros con extensión ”. bin” dentro del directorio </text:span><text:span text:style-name="T16">/ home/user1</text:span><text:span text:style-name="T1">.</text:span></text:p>
        </text:list-item>
        <text:list-item>
          <text:p text:style-name="P86"><text:span text:style-name="T16">find /usr/bin -type f -atime +100</text:span><text:span text:style-name="T1"> → buscar ficheros binarios no usados en los últimos 100 días.</text:span></text:p>
        </text:list-item>
        <text:list-item>
          <text:p text:style-name="P86"><text:span text:style-name="T16">find /usr/bin -type f -mtime -10</text:span><text:span text:style-name="T1"> → buscar ficheros creados o cambiados dentro de los últimos 10 días.</text:span></text:p>
        </text:list-item>
        <text:list-item>
          <text:p text:style-name="P86"><text:span text:style-name="T16">find / -name \*.rpm -exec chmod 755 '{}' \;</text:span><text:span text:style-name="T1"> → buscar ficheros con extensión ”.rpm” y modificar permisos.</text:span></text:p>
        </text:list-item>
        <text:list-item>
          <text:p text:style-name="P62"><text:span text:style-name="T20">find . -type f -print0 | xargs -0 chmod 644</text:span><text:span text:style-name="T8"> → modificar recursivamente los permisos a todos los ficheros bajo el directorio actual.</text:span><text:a xlink:type="simple" xlink:href="https://gutl.jovenclub.cu/wiki/doku.php?id=/comandos/inicio#fn__2" text:style-name="Default_20_Style" text:visited-style-name="Default_20_Style"><text:span text:style-name="T15">2)</text:span></text:a></text:p>
        </text:list-item>
        <text:list-item>
          <text:p text:style-name="P86"><text:span text:style-name="T16">find / -xdev -name \*.rpm</text:span><text:span text:style-name="T1"> → Buscar ficheros con extensión ‘.rpm’ ignorando los dispositivos removibles como cdrom, pen-drive, etc.…</text:span></text:p>
        </text:list-item>
        <text:list-item>
          <text:p text:style-name="P86"><text:span text:style-name="T16">find . -maxdepth 1 -name *.jpg -print -exec convert "{}" -resize 80×60 "thumbs/{}" \;</text:span><text:span text:style-name="T1"> → agrupar ficheros redimensionados en el directorio actual y enviarlos a directorios en vistas de miniaturas (requiere convertir desde Imagemagick).</text:span></text:p>
        </text:list-item>
        <text:list-item>
          <text:p text:style-name="P86"><text:span text:style-name="T16">find /tmp/dir1 -depth -regextype posix-extended -regex '.*(\s+|:+|\\+|&gt;+|&lt;+|"+|\*+|\?+|\|+).*' -execdir rename 's/(\s+|:+|\\+|&gt;+|&lt;+|”+|\*+|\?+|\|+)/_/g' "{}" \;</text:span><text:span text:style-name="T1">→ renombrar recursivamente todos los directorios y ficheros bajo </text:span><text:span text:style-name="T16">/tmp/dir1</text:span><text:span text:style-name="T1">, cambiando los espacios y otros caracteres extraños por guiones bajos.</text:span></text:p>
        </text:list-item>
        <text:list-item>
          <text:p text:style-name="P86"><text:span text:style-name="T16">locate \*.ps</text:span><text:span text:style-name="T1"> → encuentra ficheros con extensión ”.ps” ejecutados primeramente con el command </text:span><text:span text:style-name="T16">updatedb</text:span><text:span text:style-name="T1">.</text:span></text:p>
        </text:list-item>
        <text:list-item>
          <text:p text:style-name="P86"><text:span text:style-name="T16">whereis halt</text:span><text:span text:style-name="T1"> → mostrar la ubicación de un fichero binario, de ayuda o fuente. En este caso pregunta dónde está el comando </text:span><text:span text:style-name="T16">halt</text:span><text:span text:style-name="T1">.</text:span></text:p>
        </text:list-item>
        <text:list-item>
          <text:p text:style-name="P33"><text:span text:style-name="T20">which comando</text:span><text:span text:style-name="T8"> → mostrar la ruta completa a un comando</text:span><text:span text:style-name="T1">.</text:span></text:p>
        </text:list-item>
      </text:list>
      <text:h text:style-name="P92" text:outline-level="2"><text:span text:style-name="T9">Montando un sistema de ficheros</text:span></text:h>
      <text:list xml:id="list1093422256" text:style-name="WWNum6">
        <text:list-item>
          <text:p text:style-name="P4"><text:span text:style-name="T16">mount /dev/hda2 /mnt/hda2</text:span><text:span text:style-name="T1"> → montar un disco llamado hda2. Verifique primero la existencia del directorio ‘/ mnt/hda2’; si no está, debe crearlo.</text:span></text:p>
        </text:list-item>
        <text:list-item>
          <text:p text:style-name="P63"><text:span text:style-name="T16">umount /dev/hda2</text:span><text:span text:style-name="T1"> → desmontar un disco llamado hda2. (Antes es necesario salir del punto ‘/mnt/hda2’.</text:span></text:p>
        </text:list-item>
        <text:list-item>
          <text:p text:style-name="P63"><text:span text:style-name="T16">fuser -km /mnt/hda2</text:span><text:span text:style-name="T1"> → forzar el desmontaje cuando el dispositivo está ocupado.</text:span></text:p>
        </text:list-item>
        <text:list-item>
          <text:p text:style-name="P63"><text:soft-page-break/><text:span text:style-name="T16">umount -n /mnt/hda2</text:span><text:span text:style-name="T1"> → correr el desmontaje sin leer el fichero /etc/mtab. Útil cuando el fichero es de solo lectura o el disco duro está lleno.</text:span></text:p>
        </text:list-item>
        <text:list-item>
          <text:p text:style-name="P63"><text:span text:style-name="T18">mount /dev/fd0 /mnt/floppy</text:span><text:span text:style-name="T6"> → montar un disco flexible (floppy).</text:span></text:p>
        </text:list-item>
        <text:list-item>
          <text:p text:style-name="P63"><text:span text:style-name="T18">mount /dev/cdrom /mnt/cdrom</text:span><text:span text:style-name="T6"> → montar un cdrom / dvdrom.</text:span></text:p>
        </text:list-item>
        <text:list-item>
          <text:p text:style-name="P63"><text:span text:style-name="T16">mount /dev/hdc /mnt/cdrecorder</text:span><text:span text:style-name="T1"> → montar un cd regrabable o un dvdrom.</text:span></text:p>
        </text:list-item>
        <text:list-item>
          <text:p text:style-name="P63"><text:span text:style-name="T16">mount /dev/hdb /mnt/cdrecorder</text:span><text:span text:style-name="T1"> → montar un cd regrabable / dvdrom (un dvd).</text:span></text:p>
        </text:list-item>
        <text:list-item>
          <text:p text:style-name="P63"><text:span text:style-name="T16">mount -t udf,iso9660 -o loop file.iso /mnt/cdrom</text:span><text:span text:style-name="T1"> → montar un fichero de imagen de un medio óptico (como un CD o DVD en formato ISO).</text:span></text:p>
        </text:list-item>
        <text:list-item>
          <text:p text:style-name="P63"><text:span text:style-name="T16">mount -t vfat /dev/hda5 /mnt/hda5</text:span><text:span text:style-name="T1"> → montar un sistema de ficheros FAT32.</text:span></text:p>
        </text:list-item>
        <text:list-item>
          <text:p text:style-name="P63"><text:span text:style-name="T16">mount -t ntfs-3g /dev/hda5 /mnt/hda5</text:span><text:span text:style-name="T1"> → montar un sistema de ficheros NTFS.</text:span></text:p>
        </text:list-item>
        <text:list-item>
          <text:p text:style-name="P34"><text:span text:style-name="T16">mount /dev/sda1 /mnt/usbdisk</text:span><text:span text:style-name="T1"> → montar un usb pen-drive o una memoria (sin especificar el tipo de sistema de ficheros).</text:span></text:p>
        </text:list-item>
      </text:list>
      <text:h text:style-name="P92" text:outline-level="2"><text:span text:style-name="T9">Espacio en disco</text:span></text:h>
      <text:list xml:id="list3371483108" text:style-name="WWNum7">
        <text:list-item>
          <text:p text:style-name="P5"><text:span text:style-name="T16">df -h</text:span><text:span text:style-name="T1"> → mostrar una lista de las particiones montadas.</text:span></text:p>
        </text:list-item>
        <text:list-item>
          <text:p text:style-name="P64"><text:span text:style-name="T16">ls -lSr | more</text:span><text:span text:style-name="T1"> → mostrar el tamaño de los ficheros y directorios ordenados por tamaño.</text:span></text:p>
        </text:list-item>
        <text:list-item>
          <text:p text:style-name="P64"><text:span text:style-name="T16">du -sh dir1</text:span><text:span text:style-name="T1"> → Estimar el espacio usado por el directorio ‘dir1’.</text:span></text:p>
        </text:list-item>
        <text:list-item>
          <text:p text:style-name="P64"><text:span text:style-name="T16">du -sk * | sort -nr</text:span><text:span text:style-name="T1"> → mostrar en orden descendente el tamaño de los ficheros y subdirectorios en la ubicación actual, en KiB.</text:span></text:p>
        </text:list-item>
        <text:list-item>
          <text:p text:style-name="P64"><text:span text:style-name="T16">du -h --max-depth=1 | sort -nr</text:span><text:span text:style-name="T1"> → mostrar en orden descendente el tamaño de todos los subdirectorios en la ubicación actual, usando unidades de medida adaptables.</text:span></text:p>
        </text:list-item>
        <text:list-item>
          <text:p text:style-name="P64"><text:span text:style-name="T16">du -k --max-depth=1 | sort -k1 -nr | awk '{printf "%.3f GiB\t%s\n", $1/(1048576), $2}' | less</text:span><text:span text:style-name="T1"> → mostrar en orden descendente el tamaño de los directorios y archivos, en GiB.</text:span></text:p>
        </text:list-item>
        <text:list-item>
          <text:p text:style-name="P64"><text:span text:style-name="T16">rpm -q -a --qf '%10{SIZE}t%{NAME}n' | sort -k1,1n</text:span><text:span text:style-name="T1"> → mostrar el espacio usado por los paquetes rpm instalados organizados por tamaño (Fedora, Redhat y otros).</text:span></text:p>
        </text:list-item>
        <text:list-item>
          <text:p text:style-name="P35"><text:span text:style-name="T16">dpkg-query -W -f='${Package}\t${Installed-Size}\n' | sort -k 2 -nr | grep -v deinstall | head -n 25 | awk '{printf "%.3f MB\t%s\n", $2/(1024), $1}</text:span><text:span text:style-name="T1">‘ → mostrar (en Debian o derivadas) un listado con los 25 paquetes instalados que más espacio consumen (en orden descendente).</text:span></text:p>
        </text:list-item>
      </text:list>
      <text:h text:style-name="P92" text:outline-level="2"><text:span text:style-name="T9">Usuarios y grupos</text:span></text:h>
      <text:list xml:id="list3361052105" text:style-name="WWNum8">
        <text:list-item>
          <text:p text:style-name="P6"><text:span text:style-name="T16">groupadd nombre_del_grupo</text:span><text:span text:style-name="T1"> → crear un nuevo grupo.</text:span></text:p>
        </text:list-item>
        <text:list-item>
          <text:p text:style-name="P65"><text:span text:style-name="T16">groupdel nombre_del_grupo</text:span><text:span text:style-name="T1"> → borrar un grupo.</text:span></text:p>
        </text:list-item>
        <text:list-item>
          <text:p text:style-name="P65"><text:span text:style-name="T16">groupmod -n nuevo_nombre_del_grupo viejo_nombre_del_grupo</text:span><text:span text:style-name="T1"> → renombrar un grupo.</text:span></text:p>
        </text:list-item>
        <text:list-item>
          <text:p text:style-name="P65"><text:span text:style-name="T16">adduser usuario1</text:span><text:span text:style-name="T1"> → Crear un nuevo usuario, mediante un asistente.</text:span></text:p>
        </text:list-item>
        <text:list-item>
          <text:p text:style-name="P65"><text:span text:style-name="T16">useradd -c "Nombre Apellido" -g admin -d /home/usuario1 -s /bin/bash usuario1</text:span><text:span text:style-name="T1"> → Crear un nuevo usuario perteneciente al grupo “admin”.</text:span></text:p>
        </text:list-item>
        <text:list-item>
          <text:p text:style-name="P65"><text:span text:style-name="T16">useradd usuario1</text:span><text:span text:style-name="T1"> → crear un nuevo usuario.</text:span></text:p>
        </text:list-item>
        <text:list-item>
          <text:p text:style-name="P65"><text:span text:style-name="T16">userdel -r usuario1</text:span><text:span text:style-name="T1"> → borrar un usuario, eliminando su directorio Home.</text:span></text:p>
        </text:list-item>
        <text:list-item>
          <text:p text:style-name="P65"><text:span text:style-name="T16">usermod -c "Usuario de FTP" -g system -d /ftp/usuario1 -s /sbin/nologin usuario1</text:span><text:span text:style-name="T1"> → cambiar los atributos de un usuario.</text:span></text:p>
        </text:list-item>
        <text:list-item>
          <text:p text:style-name="P65"><text:span text:style-name="T16">usermod -aG plugdev,dialout,pip user1</text:span><text:span text:style-name="T1"> → agregar el usuario user1 a otros grupos existentes, para incrementar sus permisos (en este caso, agregar la posibilidad de conectar dispositivos, configurar y utilizar el modem)</text:span></text:p>
        </text:list-item>
        <text:list-item>
          <text:p text:style-name="P65"><text:span text:style-name="T16">passwd</text:span><text:span text:style-name="T1"> → cambiar contraseña.</text:span></text:p>
        </text:list-item>
        <text:list-item>
          <text:p text:style-name="P65"><text:span text:style-name="T16">passwd usuario1</text:span><text:span text:style-name="T1"> → cambiar la contraseña de ‘usuario1’ (solamente ejecutable como superusuario).</text:span></text:p>
        </text:list-item>
        <text:list-item>
          <text:p text:style-name="P65"><text:span text:style-name="T16">chage -E 2011-12-31 user1</text:span><text:span text:style-name="T1"> → colocar un plazo para la contraseña del usuario. En este caso dice que la clave expira el 31 de diciembre de 2011.</text:span></text:p>
        </text:list-item>
        <text:list-item>
          <text:p text:style-name="P65"><text:span text:style-name="T16">pwck</text:span><text:span text:style-name="T1"> → chequear la sintaxis correcta el formato de fichero de ‘/etc/passwd’ y la existencia de usuarios.</text:span></text:p>
        </text:list-item>
        <text:list-item>
          <text:p text:style-name="P65"><text:span text:style-name="T16">grpck</text:span><text:span text:style-name="T1"> → chequear la sintaxis correcta y el formato del fichero ‘/etc/group’ y la existencia de grupos.</text:span></text:p>
        </text:list-item>
        <text:list-item>
          <text:p text:style-name="P36"><text:span text:style-name="T16">newgrp grupo1</text:span><text:span text:style-name="T1"> → registra a un nuevo grupo para cambiar el grupo predeterminado de los ficheros creados recientemente.</text:span></text:p>
        </text:list-item>
      </text:list>
      <text:h text:style-name="P93" text:outline-level="2"><text:soft-page-break/></text:h>
      <text:h text:style-name="P95" text:outline-level="2"><text:span text:style-name="T9">Permisos en ficheros (usar “+” para colocar permisos y “-” para eliminar)</text:span></text:h>
      <text:list xml:id="list2610868176" text:style-name="WWNum9">
        <text:list-item>
          <text:p text:style-name="P28"><text:span text:style-name="T16">ls -lh</text:span><text:span text:style-name="T1"> → Mostrar permisos.</text:span></text:p>
        </text:list-item>
        <text:list-item>
          <text:p text:style-name="P87"><text:span text:style-name="T16">ls /tmp | pr -T5 -W$COLUMNS</text:span><text:span text:style-name="T1"> → dividir la terminal en 5 columnas.</text:span></text:p>
        </text:list-item>
        <text:list-item>
          <text:p text:style-name="P87"><text:span text:style-name="T16">chmod ugo+rwx directory1</text:span><text:span text:style-name="T1"> → colocar permisos de lectura ®, escritura (w) y ejecución(x) al propietario (u), al grupo (g) y a otros (o) sobre el directorio ‘directory1’.</text:span></text:p>
        </text:list-item>
        <text:list-item>
          <text:p text:style-name="P87"><text:span text:style-name="T16">chmod go-rwx directory1</text:span><text:span text:style-name="T1"> → quitar permiso de lectura ®, escritura (w) y (x) ejecución al grupo (g) y otros (o) sobre el directorio ‘directory1’.</text:span></text:p>
        </text:list-item>
        <text:list-item>
          <text:p text:style-name="P87"><text:span text:style-name="T16">chown user1 file1</text:span><text:span text:style-name="T1"> → cambiar el dueño de un fichero.</text:span></text:p>
        </text:list-item>
        <text:list-item>
          <text:p text:style-name="P87"><text:span text:style-name="T16">chown -R user1 directory1</text:span><text:span text:style-name="T1"> → cambiar el propietario de un directorio y de todos los ficheros y directorios contenidos dentro.</text:span></text:p>
        </text:list-item>
        <text:list-item>
          <text:p text:style-name="P87"><text:span text:style-name="T16">chgrp group1 file1</text:span><text:span text:style-name="T1"> → cambiar grupo de ficheros.</text:span></text:p>
        </text:list-item>
        <text:list-item>
          <text:p text:style-name="P87"><text:span text:style-name="T16">chown user1:group1 file1</text:span><text:span text:style-name="T1"> → cambiar usuario y el grupo propietario de un fichero.</text:span></text:p>
        </text:list-item>
        <text:list-item>
          <text:p text:style-name="P87"><text:span text:style-name="T16">find / -perm -u+s</text:span><text:span text:style-name="T1"> → visualizar todos los ficheros del sistema con SUID configurado.</text:span></text:p>
        </text:list-item>
        <text:list-item>
          <text:p text:style-name="P87"><text:span text:style-name="T16">chmod u+s /bin/file1</text:span><text:span text:style-name="T1"> → colocar el bit SUID en un fichero binario. El usuario que corriendo ese fichero adquiere los mismos privilegios como dueño.</text:span></text:p>
        </text:list-item>
        <text:list-item>
          <text:p text:style-name="P87"><text:span text:style-name="T16">chmod u-s /bin/file1</text:span><text:span text:style-name="T1"> → deshabilitar el bit SUID en un fichero binario.</text:span></text:p>
        </text:list-item>
        <text:list-item>
          <text:p text:style-name="P87"><text:span text:style-name="T16">chmod g+s /home/public</text:span><text:span text:style-name="T1"> → colocar un bit SGID en un directorio –similar al SUID pero por directorio.</text:span></text:p>
        </text:list-item>
        <text:list-item>
          <text:p text:style-name="P87"><text:span text:style-name="T16">chmod g-s /home/public</text:span><text:span text:style-name="T1"> → desabilitar un bit SGID en un directorio.</text:span></text:p>
        </text:list-item>
        <text:list-item>
          <text:p text:style-name="P87"><text:span text:style-name="T16">chmod o+t /home/public</text:span><text:span text:style-name="T1"> → colocar un bit STIKY en un directorio. Permite el borrado de ficheros solamente a los dueños legítimos.</text:span></text:p>
        </text:list-item>
        <text:list-item>
          <text:p text:style-name="P57"><text:span text:style-name="T16">chmod o-t /home/public</text:span><text:span text:style-name="T1"> → desabilitar un bit STIKY en un directorio.</text:span></text:p>
        </text:list-item>
      </text:list>
      <text:h text:style-name="P92" text:outline-level="2"><text:span text:style-name="T9">Atributos especiales en ficheros (usar “+” para colocar permisos y “-” para eliminar)</text:span></text:h>
      <text:list xml:id="list1370060434" text:style-name="WWNum10">
        <text:list-item>
          <text:p text:style-name="P7"><text:span text:style-name="T16">chattr +a file1</text:span><text:span text:style-name="T1"> → permite escribir abriendo un fichero solamente modo append.</text:span></text:p>
        </text:list-item>
        <text:list-item>
          <text:p text:style-name="P66"><text:span text:style-name="T16">chattr +c file1</text:span><text:span text:style-name="T1"> → permite que un fichero sea comprimido / descomprimido automaticamente.</text:span></text:p>
        </text:list-item>
        <text:list-item>
          <text:p text:style-name="P66"><text:span text:style-name="T16">chattr +d file1</text:span><text:span text:style-name="T1"> → asegura que el programa ignore borrar los ficheros durante la copia de </text:span><text:bookmark text:name="_GoBack"/><text:span text:style-name="T1">seguridad.</text:span></text:p>
        </text:list-item>
        <text:list-item>
          <text:p text:style-name="P66"><text:span text:style-name="T16">chattr +i file1</text:span><text:span text:style-name="T1"> → convierte el fichero en inmutable o invariable, por lo que no puede ser eliminado, alterado, renombrado, ni enlazado.</text:span></text:p>
        </text:list-item>
        <text:list-item>
          <text:p text:style-name="P66"><text:span text:style-name="T16">chattr +s file1</text:span><text:span text:style-name="T1"> → permite que un fichero sea borrado de forma segura.</text:span></text:p>
        </text:list-item>
        <text:list-item>
          <text:p text:style-name="P66"><text:span text:style-name="T16">chattr +S file1</text:span><text:span text:style-name="T1"> → asegura que un fichero sea modificado, los cambios son escritos en modo synchronous como con sync.</text:span></text:p>
        </text:list-item>
        <text:list-item>
          <text:p text:style-name="P66"><text:span text:style-name="T16">chattr +u file1</text:span><text:span text:style-name="T1"> → te permite recuperar el contenido de un fichero aún si este está cancelado.</text:span></text:p>
        </text:list-item>
        <text:list-item>
          <text:p text:style-name="P37"><text:span text:style-name="T16">lsattr</text:span><text:span text:style-name="T1"> → mostrar atributos especiales.</text:span></text:p>
        </text:list-item>
      </text:list>
      <text:h text:style-name="P92" text:outline-level="2"><text:span text:style-name="T9">Archivos y ficheros comprimidos</text:span></text:h>
      <text:list xml:id="list276123190" text:style-name="WWNum11">
        <text:list-item>
          <text:p text:style-name="P8"><text:span text:style-name="T16">7za a -mx=9 -ms=on -mhe=on -p archivocomprimido directorio1 archivo1 archivo2</text:span><text:span text:style-name="T1"> → comprimir un directorio y dos archivos en formato 7zip, con compresión sólida máxima, y protección por contraseña (la extensión 7z se agrega automáticamente).</text:span></text:p>
        </text:list-item>
        <text:list-item>
          <text:p text:style-name="P67"><text:span text:style-name="T16">7za x archivocomprimido.7z</text:span><text:span text:style-name="T1"> → extraer un archivo comprimido en 7zip (7zip también permite descomprimir otros formatos, como por ejemplo, zip).</text:span></text:p>
        </text:list-item>
        <text:list-item>
          <text:p text:style-name="P67"><text:span text:style-name="T16">bunzip2 file1.bz2</text:span><text:span text:style-name="T1"> → descomprime in fichero llamado ‘file1.bz2’.</text:span></text:p>
        </text:list-item>
        <text:list-item>
          <text:p text:style-name="P67"><text:span text:style-name="T16">bzip2 file1</text:span><text:span text:style-name="T1"> → comprime un fichero llamado ‘file1’.</text:span></text:p>
        </text:list-item>
        <text:list-item>
          <text:p text:style-name="P67"><text:span text:style-name="T16">gunzip file1.gz</text:span><text:span text:style-name="T1"> → descomprime un fichero llamado ‘file1.gz’.</text:span></text:p>
        </text:list-item>
        <text:list-item>
          <text:p text:style-name="P67"><text:span text:style-name="T16">gzip file1</text:span><text:span text:style-name="T1"> → comprime un fichero llamado ‘file1’.</text:span></text:p>
        </text:list-item>
        <text:list-item>
          <text:p text:style-name="P67"><text:soft-page-break/><text:span text:style-name="T16">gzip -9 file1</text:span><text:span text:style-name="T1"> → comprime con compresión máxima.</text:span></text:p>
        </text:list-item>
        <text:list-item>
          <text:p text:style-name="P67"><text:span text:style-name="T16">rar a file1.rar test_file</text:span><text:span text:style-name="T1"> → crear un fichero rar llamado ‘file1.rar’.</text:span></text:p>
        </text:list-item>
        <text:list-item>
          <text:p text:style-name="P67"><text:span text:style-name="T16">rar a file1.rar file1 file2 dir1</text:span><text:span text:style-name="T1"> → comprimir ‘file1’, ‘file2’ y ‘dir1’ simultáneamente.</text:span></text:p>
        </text:list-item>
        <text:list-item>
          <text:p text:style-name="P67"><text:span text:style-name="T16">rar x file1.rar</text:span><text:span text:style-name="T1"> → descomprimir archivo rar.</text:span></text:p>
        </text:list-item>
        <text:list-item>
          <text:p text:style-name="P67"><text:span text:style-name="T16">unrar x file1.rar</text:span><text:span text:style-name="T1"> → descomprimir archivo rar.</text:span></text:p>
        </text:list-item>
        <text:list-item>
          <text:p text:style-name="P67"><text:span text:style-name="T16">tar -cvf archive.tar file1</text:span><text:span text:style-name="T1"> → crear un tarball descomprimido.</text:span></text:p>
        </text:list-item>
        <text:list-item>
          <text:p text:style-name="P67"><text:span text:style-name="T16">tar -cvf archive.tar file1 file2 dir1</text:span><text:span text:style-name="T1"> → crear un archivo conteniendo ‘file1’, ‘file2′ y’dir1’.</text:span></text:p>
        </text:list-item>
        <text:list-item>
          <text:p text:style-name="P67"><text:span text:style-name="T16">tar -tf archive.tar</text:span><text:span text:style-name="T1"> → mostrar los contenidos de un archivo.</text:span></text:p>
        </text:list-item>
        <text:list-item>
          <text:p text:style-name="P67"><text:span text:style-name="T16">tar -xvf archive.tar</text:span><text:span text:style-name="T1"> → extraer un tarball (si el archivo además está comprimido con gzip, bzip2 o xz, descomprimirlo automáticamente).</text:span></text:p>
        </text:list-item>
        <text:list-item>
          <text:p text:style-name="P67"><text:span text:style-name="T16">tar -xvf archive.tar -C /tmp</text:span><text:span text:style-name="T1"> → extraer un tarball en /tmp.</text:span></text:p>
        </text:list-item>
        <text:list-item>
          <text:p text:style-name="P67"><text:span text:style-name="T16">tar -cjvf archive.tar.bz2 dir1</text:span><text:span text:style-name="T1"> → crear un tarball comprimido en bzip2.</text:span></text:p>
        </text:list-item>
        <text:list-item>
          <text:p text:style-name="P67"><text:span text:style-name="T16">tar -xjvf archive.tar.bz2</text:span><text:span text:style-name="T1"> → descomprimir un archivo tar comprimido en bzip2</text:span></text:p>
        </text:list-item>
        <text:list-item>
          <text:p text:style-name="P67"><text:span text:style-name="T16">tar -cJvf archive.tar.xz dir1</text:span><text:span text:style-name="T1"> → crear un tarball comprimido en xz.</text:span></text:p>
        </text:list-item>
        <text:list-item>
          <text:p text:style-name="P67"><text:span text:style-name="T16">XZ_OPT=-9e tar -cJvf archive.tar.xz dir1</text:span><text:span text:style-name="T1"> → crear un tarball comprimido en xz (con máxima compresión).</text:span></text:p>
        </text:list-item>
        <text:list-item>
          <text:p text:style-name="P67"><text:span text:style-name="T16">tar -xJvf archive.tar.xz</text:span><text:span text:style-name="T1"> → descomprimir un archivo tar comprimido en xz.</text:span></text:p>
        </text:list-item>
        <text:list-item>
          <text:p text:style-name="P67"><text:span text:style-name="T16">tar -czvf archive.tar.gz dir1</text:span><text:span text:style-name="T1"> → crear un tarball comprimido en gzip.</text:span></text:p>
        </text:list-item>
        <text:list-item>
          <text:p text:style-name="P67"><text:span text:style-name="T16">tar -I pigz -cf archive.tar.gz dir1</text:span><text:span text:style-name="T1"> → crear un tarball comprimido en gzip, pero utilizando </text:span><text:span text:style-name="T16">pigz</text:span><text:span text:style-name="T1">, que comprime en paralelo aprovechando todos los núcleos de los microprocesadores del equipo.</text:span></text:p>
        </text:list-item>
        <text:list-item>
          <text:p text:style-name="P67"><text:span text:style-name="T16">GZIP=-9 tar -czvf archive.tar.gz dir1</text:span><text:span text:style-name="T1"> → crear un tarball comprimido en gzip (con máxima compresión).</text:span></text:p>
        </text:list-item>
        <text:list-item>
          <text:p text:style-name="P67"><text:span text:style-name="T16">tar -xzvf archive.tar.gz</text:span><text:span text:style-name="T1"> → descomprimir un archive tar comprimido en gzip.</text:span></text:p>
        </text:list-item>
        <text:list-item>
          <text:p text:style-name="P67"><text:span text:style-name="T16">zip file1.zip file1</text:span><text:span text:style-name="T1"> → crear un archivo comprimido en zip.</text:span></text:p>
        </text:list-item>
        <text:list-item>
          <text:p text:style-name="P67"><text:span text:style-name="T16">zip -r file1.zip file1 file2 dir1</text:span><text:span text:style-name="T1"> → comprimir, en zip, varios archivos y directorios de forma simultánea.</text:span></text:p>
        </text:list-item>
        <text:list-item>
          <text:p text:style-name="P38"><text:span text:style-name="T16">unzip file1.zip</text:span><text:span text:style-name="T1"> → descomprimir un archivo zip.</text:span></text:p>
        </text:list-item>
      </text:list>
      <text:h text:style-name="P92" text:outline-level="2"><text:span text:style-name="T9">Paquetes rpm (Red Hat, Fedora y similares)</text:span></text:h>
      <text:list xml:id="list3712062607" text:style-name="WWNum12">
        <text:list-item>
          <text:p text:style-name="P9"><text:span text:style-name="T16">rpm -ivh package.rpm</text:span><text:span text:style-name="T1"> → instalar un paquete rpm.</text:span></text:p>
        </text:list-item>
        <text:list-item>
          <text:p text:style-name="P68"><text:span text:style-name="T16">rpm -ivh --nodeeps package.rpm</text:span><text:span text:style-name="T1"> → instalar un paquete rpm ignorando las peticiones de dependencias.</text:span></text:p>
        </text:list-item>
        <text:list-item>
          <text:p text:style-name="P68"><text:span text:style-name="T16">rpm -U package.rpm</text:span><text:span text:style-name="T1"> → actualizar un paquete rpm sin cambiar la configuración de los ficheros.</text:span></text:p>
        </text:list-item>
        <text:list-item>
          <text:p text:style-name="P68"><text:span text:style-name="T16">rpm -F package.rpm</text:span><text:span text:style-name="T1"> → actualizar un paquete rpm solamente si este está instalado.</text:span></text:p>
        </text:list-item>
        <text:list-item>
          <text:p text:style-name="P68"><text:span text:style-name="T16">rpm -e package_name.rpm</text:span><text:span text:style-name="T1"> → eliminar un paquete rpm.</text:span></text:p>
        </text:list-item>
        <text:list-item>
          <text:p text:style-name="P68"><text:span text:style-name="T16">rpm -qa</text:span><text:span text:style-name="T1"> → mostrar todos los paquetes rpm instalados en el sistema.</text:span></text:p>
        </text:list-item>
        <text:list-item>
          <text:p text:style-name="P68"><text:span text:style-name="T16">rpm -qa | grep httpd</text:span><text:span text:style-name="T1"> → mostrar todos los paquetes rpm con el nombre “httpd”.</text:span></text:p>
        </text:list-item>
        <text:list-item>
          <text:p text:style-name="P68"><text:span text:style-name="T16">rpm -qi package_name</text:span><text:span text:style-name="T1"> → obtener información en un paquete específico instalado.</text:span></text:p>
        </text:list-item>
        <text:list-item>
          <text:p text:style-name="P68"><text:span text:style-name="T16">rpm -qg "System Environment/Daemons"</text:span><text:span text:style-name="T1"> → mostar los paquetes rpm de un grupo software.</text:span></text:p>
        </text:list-item>
        <text:list-item>
          <text:p text:style-name="P68"><text:span text:style-name="T16">rpm -ql package_name</text:span><text:span text:style-name="T1"> → mostrar lista de ficheros dados por un paquete rpm instalado.</text:span></text:p>
        </text:list-item>
        <text:list-item>
          <text:p text:style-name="P68"><text:span text:style-name="T16">rpm -qc package_name</text:span><text:span text:style-name="T1"> → mostrar lista de configuración de ficheros dados por un paquete rpm instalado.</text:span></text:p>
        </text:list-item>
        <text:list-item>
          <text:p text:style-name="P68"><text:span text:style-name="T16">rpm -q package_name --whatrequires</text:span><text:span text:style-name="T1"> → mostrar lista de dependencias solicitada para un paquete rpm.</text:span></text:p>
        </text:list-item>
        <text:list-item>
          <text:p text:style-name="P68"><text:span text:style-name="T16">rpm -q package_name --whatprovides</text:span><text:span text:style-name="T1"> → mostar la capacidad dada por un paquete rpm.</text:span></text:p>
        </text:list-item>
        <text:list-item>
          <text:p text:style-name="P68"><text:span text:style-name="T16">rpm -q package_name --scripts</text:span><text:span text:style-name="T1"> → mostrar los scripts comenzados durante la instalación /eliminación.</text:span></text:p>
        </text:list-item>
        <text:list-item>
          <text:p text:style-name="P68"><text:span text:style-name="T16">rpm -q package_name --changelog</text:span><text:span text:style-name="T1"> → mostar el historial de revisions de un paquete rpm.</text:span></text:p>
        </text:list-item>
        <text:list-item>
          <text:p text:style-name="P68"><text:span text:style-name="T16">rpm -qf /etc/httpd/conf/httpd.conf</text:span><text:span text:style-name="T1"> → verificar cuál paquete rpm pertenece a un fichero dado.</text:span></text:p>
        </text:list-item>
        <text:list-item>
          <text:p text:style-name="P68"><text:span text:style-name="T16">rpm -qp package.rpm -l</text:span><text:span text:style-name="T1"> → mostrar lista de ficheros dados por un paquete rpm que aún no ha sido instalado.</text:span></text:p>
        </text:list-item>
        <text:list-item>
          <text:p text:style-name="P68"><text:span text:style-name="T16">rpm --import /media/cdrom/RPM-GPG-KEY</text:span><text:span text:style-name="T1"> → importar la firma digital de la llave pública.</text:span></text:p>
        </text:list-item>
        <text:list-item>
          <text:p text:style-name="P68"><text:span text:style-name="T16">rpm --checksig package.rpm</text:span><text:span text:style-name="T1"> → verificar la integridad de un paquete rpm.</text:span></text:p>
        </text:list-item>
        <text:list-item>
          <text:p text:style-name="P68"><text:span text:style-name="T16">rpm -qa gpg-pubkey</text:span><text:span text:style-name="T1"> → verificar la integridad de todos los paquetes rpm instalados.</text:span></text:p>
        </text:list-item>
        <text:list-item>
          <text:p text:style-name="P68"><text:soft-page-break/><text:span text:style-name="T16">rpm -V package_name</text:span><text:span text:style-name="T1"> → chequear el tamaño del fichero, licencias, tipos, dueño, grupo, chequeo de resumen de MD5 y última modificación.</text:span></text:p>
        </text:list-item>
        <text:list-item>
          <text:p text:style-name="P68"><text:span text:style-name="T16">rpm -Va</text:span><text:span text:style-name="T1"> → chequear todos los paquetes rpm instalados en el sistema. Usar con cuidado.</text:span></text:p>
        </text:list-item>
        <text:list-item>
          <text:p text:style-name="P68"><text:span text:style-name="T16">rpm -Vp package.rpm</text:span><text:span text:style-name="T1"> → verificar un paquete rpm no instalado todavía.</text:span></text:p>
        </text:list-item>
        <text:list-item>
          <text:p text:style-name="P68"><text:span text:style-name="T16">rpm2cpio package.rpm | cpio --extract --make-directories *bin</text:span><text:span text:style-name="T1"> → extraer fichero ejecutable desde un paquete rpm.</text:span></text:p>
        </text:list-item>
        <text:list-item>
          <text:p text:style-name="P68"><text:span text:style-name="T16">rpm -ivh /usr/src/redhat/RPMS/`arch`/package.rpm</text:span><text:span text:style-name="T1"> → instalar un paquete construido desde una fuente rpm.</text:span></text:p>
        </text:list-item>
        <text:list-item>
          <text:p text:style-name="P39"><text:span text:style-name="T16">rpmbuild --rebuild package_name.src.rpm</text:span><text:span text:style-name="T1"> → construir un paquete rpm desde una fuente rpm.</text:span></text:p>
        </text:list-item>
      </text:list>
      <text:h text:style-name="P92" text:outline-level="2"><text:span text:style-name="T9">Actualizador de paquetes yum (Fedora, Redhat y otros)</text:span></text:h>
      <text:list xml:id="list1929498763" text:style-name="WWNum13">
        <text:list-item>
          <text:p text:style-name="P10"><text:span text:style-name="T16">yum install package_name</text:span><text:span text:style-name="T1"> → descargar e instalar un paquete rpm.</text:span></text:p>
        </text:list-item>
        <text:list-item>
          <text:p text:style-name="P69"><text:span text:style-name="T16">yum localinstall package_name.rpm</text:span><text:span text:style-name="T1"> → este instalará un RPM y tratará de resolver todas las dependencies para ti, usando tus repositorios.</text:span></text:p>
        </text:list-item>
        <text:list-item>
          <text:p text:style-name="P69"><text:span text:style-name="T16">yum update</text:span><text:span text:style-name="T1"> → actualizar todos los paquetes rpm instalados en el sistema.</text:span></text:p>
        </text:list-item>
        <text:list-item>
          <text:p text:style-name="P69"><text:span text:style-name="T16">yum update package_name</text:span><text:span text:style-name="T1"> → modernizar / actualizar un paquete rpm.</text:span></text:p>
        </text:list-item>
        <text:list-item>
          <text:p text:style-name="P69"><text:span text:style-name="T16">yum remove package_name</text:span><text:span text:style-name="T1"> → eliminar un paquete rpm.</text:span></text:p>
        </text:list-item>
        <text:list-item>
          <text:p text:style-name="P69"><text:span text:style-name="T16">yum list</text:span><text:span text:style-name="T1"> → listar todos los paquetes instalados en el sistema.</text:span></text:p>
        </text:list-item>
        <text:list-item>
          <text:p text:style-name="P69"><text:span text:style-name="T16">yum search package_name</text:span><text:span text:style-name="T1"> → Encontrar un paquete en repositorio rpm.</text:span></text:p>
        </text:list-item>
        <text:list-item>
          <text:p text:style-name="P69"><text:span text:style-name="T16">yum clean packages</text:span><text:span text:style-name="T1"> → limpiar un caché rpm borrando los paquetes descargados.</text:span></text:p>
        </text:list-item>
        <text:list-item>
          <text:p text:style-name="P69"><text:span text:style-name="T16">yum clean headers</text:span><text:span text:style-name="T1"> → eliminar todos los ficheros de encabezamiento que el sistema usa para resolver la dependencia.</text:span></text:p>
        </text:list-item>
        <text:list-item>
          <text:p text:style-name="P40"><text:span text:style-name="T16">yum clean all</text:span><text:span text:style-name="T1"> → eliminar desde los paquetes caché y ficheros de encabezado.</text:span></text:p>
        </text:list-item>
      </text:list>
      <text:h text:style-name="P92" text:outline-level="2"><text:span text:style-name="T9">Gestión de paquetes deb (Debian, Ubuntu y otros)</text:span></text:h>
      <text:list xml:id="list3313869250" text:style-name="WWNum14">
        <text:list-item>
          <text:p text:style-name="P11"><text:span text:style-name="T16">dpkg -i elpaquete.deb</text:span><text:span text:style-name="T1"> → instalar / actualizar un paquete.</text:span></text:p>
        </text:list-item>
        <text:list-item>
          <text:p text:style-name="P70"><text:span text:style-name="T16">dpkg -r elpaquete</text:span><text:span text:style-name="T1"> → eliminar un paquete deb del sistema.</text:span></text:p>
        </text:list-item>
        <text:list-item>
          <text:p text:style-name="P70"><text:span text:style-name="T16">dpkg -l</text:span><text:span text:style-name="T1"> → mostrar todos los paquetes deb instalados en el sistema.</text:span></text:p>
        </text:list-item>
        <text:list-item>
          <text:p text:style-name="P70"><text:span text:style-name="T16">dpkg -l | grep httpd</text:span><text:span text:style-name="T1"> → mostrar todos los paquetes deb con el nombre “httpd”</text:span></text:p>
        </text:list-item>
        <text:list-item>
          <text:p text:style-name="P70"><text:span text:style-name="T16">dpkg -s elpaquete</text:span><text:span text:style-name="T1"> → obtener información en un paquete específico instalado en el sistema.</text:span></text:p>
        </text:list-item>
        <text:list-item>
          <text:p text:style-name="P70"><text:span text:style-name="T16">dpkg -L elpaquete</text:span><text:span text:style-name="T1"> → mostar lista de ficheros utilizados por un paquete instalado en el sistema.</text:span></text:p>
        </text:list-item>
        <text:list-item>
          <text:p text:style-name="P70"><text:span text:style-name="T16">dpkg -c elpaquete.deb</text:span><text:span text:style-name="T1"> → mostrar contenido de un paquete (no necesariamente instalado).</text:span></text:p>
        </text:list-item>
        <text:list-item>
          <text:p text:style-name="P41"><text:span text:style-name="T16">dpkg -S /bin/ping</text:span><text:span text:style-name="T1"> → verificar a qué paquete pertenece un fichero dado.</text:span></text:p>
        </text:list-item>
      </text:list>
      <text:h text:style-name="P92" text:outline-level="2"><text:span text:style-name="T9">Actualizador de paquetes apt y aptitude (Debian, Ubuntu y otros)</text:span></text:h>
      <text:list xml:id="list680485220" text:style-name="WWNum15">
        <text:list-item>
          <text:p text:style-name="P12"><text:span text:style-name="T16">apt-get install package_name</text:span><text:span text:style-name="T1"> → instalar / actualizar un paquete deb.</text:span></text:p>
        </text:list-item>
        <text:list-item>
          <text:p text:style-name="P71"><text:span text:style-name="T16">apt-cdrom install package_name</text:span><text:span text:style-name="T1"> → instalar / actualizar un paquete deb desde un cdrom.</text:span></text:p>
        </text:list-item>
        <text:list-item>
          <text:p text:style-name="P71"><text:span text:style-name="T16">apt-get update</text:span><text:span text:style-name="T1"> → actualizar la lista de paquetes.</text:span></text:p>
        </text:list-item>
        <text:list-item>
          <text:p text:style-name="P71"><text:span text:style-name="T16">apt-get upgrade</text:span><text:span text:style-name="T1"> → actualizar todos los paquetes instalados.</text:span></text:p>
        </text:list-item>
        <text:list-item>
          <text:p text:style-name="P71"><text:span text:style-name="T16">apt-get remove package_name</text:span><text:span text:style-name="T1"> → eliminar un paquete deb del sistema.</text:span></text:p>
        </text:list-item>
        <text:list-item>
          <text:p text:style-name="P71"><text:span text:style-name="T16">apt-get check</text:span><text:span text:style-name="T1"> → verificar la correcta resolución de las dependencias.</text:span></text:p>
        </text:list-item>
        <text:list-item>
          <text:p text:style-name="P71"><text:span text:style-name="T16">apt-get clean</text:span><text:span text:style-name="T1"> → limpiar cache desde los paquetes descargados.</text:span></text:p>
        </text:list-item>
        <text:list-item>
          <text:p text:style-name="P71"><text:span text:style-name="T16">apt-cache search searched-package</text:span><text:span text:style-name="T1"> → retorna lista de paquetes que corresponde a la serie «paquetes buscados».</text:span></text:p>
        </text:list-item>
        <text:list-item>
          <text:p text:style-name="P71"><text:span text:style-name="T16">aptitude search paquete</text:span><text:span text:style-name="T1"> → busca un paquete por el nombre.</text:span></text:p>
        </text:list-item>
        <text:list-item>
          <text:p text:style-name="P71"><text:span text:style-name="T16">aptitude search ~dpaquete</text:span><text:span text:style-name="T1"> → busca un paquete por la descripción.</text:span></text:p>
        </text:list-item>
        <text:list-item>
          <text:p text:style-name="P71"><text:span text:style-name="T16">aptitude show paquete | less</text:span><text:span text:style-name="T1"> → muestra información sobre un paquete.</text:span></text:p>
        </text:list-item>
        <text:list-item>
          <text:p text:style-name="P71"><text:span text:style-name="T16">aptitude install paquete1 paquete2 …</text:span><text:span text:style-name="T1"> → instala varios paquetes con sus dependencias y recomendaciones.</text:span></text:p>
        </text:list-item>
        <text:list-item>
          <text:p text:style-name="P71"><text:soft-page-break/><text:span text:style-name="T16">aptitude -R install paquete</text:span><text:span text:style-name="T1"> → instala un paquete con sus dependencias, pero sin las recomendaciones.</text:span></text:p>
        </text:list-item>
        <text:list-item>
          <text:p text:style-name="P71"><text:span text:style-name="T16">aptitude why paquete</text:span><text:span text:style-name="T1"> → lista las razones por las que se debería instalar el paquete.</text:span></text:p>
        </text:list-item>
        <text:list-item>
          <text:p text:style-name="P71"><text:span text:style-name="T16">aptitude why-not paquete</text:span><text:span text:style-name="T1"> → lista las razones por las que no se puede instalar el paquete.</text:span></text:p>
        </text:list-item>
        <text:list-item>
          <text:p text:style-name="P71"><text:span text:style-name="T16">aptitude -rsvW install paquete</text:span><text:span text:style-name="T1"> → simula la instalación de un paquete con sus dependencias y recomendaciones, detallando cada una.</text:span></text:p>
        </text:list-item>
        <text:list-item>
          <text:p text:style-name="P71"><text:span text:style-name="T16">aptitude remove paquete</text:span><text:span text:style-name="T1"> → desinstala un paquete.</text:span></text:p>
        </text:list-item>
        <text:list-item>
          <text:p text:style-name="P71"><text:span text:style-name="T16">aptitude purge paquete</text:span><text:span text:style-name="T1"> → desinstala un paquete y lo limpia de la cache.</text:span></text:p>
        </text:list-item>
        <text:list-item>
          <text:p text:style-name="P71"><text:span text:style-name="T16">aptitude clean</text:span><text:span text:style-name="T1"> → limpia la cache de paquetes.</text:span></text:p>
        </text:list-item>
        <text:list-item>
          <text:p text:style-name="P42"><text:span text:style-name="T16">apt-file -xi search 'sql</text:span><text:span text:style-name="T1">‘ → busca todos los paquetes que contengan un archivo o directorio con la expresión </text:span><text:span text:style-name="T5">sql</text:span><text:span text:style-name="T1"> (sin considerar mayúsculas o minúsculas).</text:span><text:a xlink:type="simple" xlink:href="https://gutl.jovenclub.cu/wiki/doku.php?id=/comandos/inicio#fn__3" text:style-name="Default_20_Style" text:visited-style-name="Default_20_Style"><text:span text:style-name="T13">3)</text:span></text:a></text:p>
        </text:list-item>
      </text:list>
      <text:h text:style-name="P95" text:outline-level="2"><text:span text:style-name="T9">Ver el contenido de un fichero</text:span></text:h>
      <text:list xml:id="list590051764" text:style-name="WWNum16">
        <text:list-item>
          <text:p text:style-name="P29"><text:span text:style-name="T16">cat file1</text:span><text:span text:style-name="T1"> → ver los contenidos de un fichero comenzando desde la primera línea.</text:span></text:p>
        </text:list-item>
        <text:list-item>
          <text:p text:style-name="P88"><text:span text:style-name="T16">tac file1</text:span><text:span text:style-name="T1"> → ver los contenidos de un fichero comenzando desde la última línea.</text:span></text:p>
        </text:list-item>
        <text:list-item>
          <text:p text:style-name="P88"><text:span text:style-name="T16">more file1</text:span><text:span text:style-name="T1"> → ver el contenido de un fichero de manera paginada.</text:span></text:p>
        </text:list-item>
        <text:list-item>
          <text:p text:style-name="P88"><text:span text:style-name="T16">less file1</text:span><text:span text:style-name="T1"> → parecido al commando ‘more’ pero permite avanzar, retroceder, y buscar (compatible con algunos comandos de </text:span><text:span text:style-name="T16">vi</text:span><text:span text:style-name="T1">).</text:span></text:p>
        </text:list-item>
        <text:list-item>
          <text:p text:style-name="P88"><text:span text:style-name="T16">head -2 file1</text:span><text:span text:style-name="T1"> → ver las dos primeras líneas de un fichero (ó 10, si no se especifica la cantidad de líneas).</text:span></text:p>
        </text:list-item>
        <text:list-item>
          <text:p text:style-name="P58"><text:span text:style-name="T16">tail -2 file1</text:span><text:span text:style-name="T1"> → ver las dos últimas líneas de un fichero (ó 10, si no se especifica la cantidad de líneas).</text:span></text:p>
        </text:list-item>
      </text:list>
      <text:h text:style-name="P92" text:outline-level="2"><text:span text:style-name="T9">Manipulación de texto</text:span></text:h>
      <text:list xml:id="list1534738925" text:style-name="WWNum17">
        <text:list-item>
          <text:p text:style-name="P30"><text:span text:style-name="T16">cat file1 file2 … | command &lt;&gt; file1_in.txt_or_file1_out.txt</text:span><text:span text:style-name="T1"> → sintaxis general para la manipulación de texto utilizando PIPE, STDIN y STDOUT.</text:span></text:p>
        </text:list-item>
        <text:list-item>
          <text:p text:style-name="P89"><text:span text:style-name="T18">cat file1 | command( sed, grep, awk, grep, etc…) </text:span><text:span text:style-name="T16">&gt; result.txt</text:span><text:span text:style-name="T1"> → sintaxis general para manipular un texto de un fichero y escribir el resultado en un fichero nuevo.</text:span></text:p>
        </text:list-item>
        <text:list-item>
          <text:p text:style-name="P89"><text:span text:style-name="T18">cat file1 | command( sed, grep, awk, grep, etc…) </text:span><text:span text:style-name="T16">&gt;&gt; result.txt</text:span><text:span text:style-name="T1"> → sintaxis general para manipular un texto de un fichero y añadir resultado en un fichero existente.</text:span></text:p>
        </text:list-item>
        <text:list-item>
          <text:p text:style-name="P89"><text:span text:style-name="T16">grep Aug /var/log/messages</text:span><text:span text:style-name="T1"> → buscar palabras “Aug” en el fichero ‘/var/log/messages’.</text:span></text:p>
        </text:list-item>
        <text:list-item>
          <text:p text:style-name="P89"><text:span text:style-name="T16">grep ^Aug /var/log/messages</text:span><text:span text:style-name="T1"> → buscar palabras que comienzan con “Aug” en fichero ‘/var/log/messages’</text:span></text:p>
        </text:list-item>
        <text:list-item>
          <text:p text:style-name="P89"><text:span text:style-name="T16">grep [0-9] /var/log/messages</text:span><text:span text:style-name="T1"> → seleccionar todas las líneas del fichero ‘/var/log/messages’ que contienen números.</text:span></text:p>
        </text:list-item>
        <text:list-item>
          <text:p text:style-name="P89"><text:span text:style-name="T16">grep Aug -R /var/log/</text:span><text:span text:style-name="T1"> → buscar la cadena “Aug” en el directorio ‘/var/log’ y debajo.</text:span></text:p>
        </text:list-item>
        <text:list-item>
          <text:p text:style-name="P89"><text:span text:style-name="T16">sed 's/string1/string2/g' ejemplo.txt</text:span><text:span text:style-name="T1"> → reemplazar en ejemplo.txt todas las ocurrencias de “string1” con “string2”</text:span></text:p>
        </text:list-item>
        <text:list-item>
          <text:p text:style-name="P89"><text:span text:style-name="T16">sed '/^$/d' ejemplo.txt</text:span><text:span text:style-name="T1"> → eliminar todas las líneas en blanco desde el ejemplo.txt</text:span></text:p>
        </text:list-item>
        <text:list-item>
          <text:p text:style-name="P89"><text:span text:style-name="T16">sed '/ *#/d; /^$/d' ejemplo.txt</text:span><text:span text:style-name="T1"> → eliminar comentarios y líneas en blanco de ejemplo.txt</text:span></text:p>
        </text:list-item>
        <text:list-item>
          <text:p text:style-name="P89"><text:span text:style-name="T16">echo 'ejemplo' | tr '[:lower:]' '[:upper:]</text:span><text:span text:style-name="T1">‘ → convertir “ejemplo” de minúsculas a mayúsculas.</text:span></text:p>
        </text:list-item>
        <text:list-item>
          <text:p text:style-name="P89"><text:span text:style-name="T16">sed -e '1d' ejemplo.txt</text:span><text:span text:style-name="T1"> → elimina la primera línea del fichero ejemplo.txt</text:span></text:p>
        </text:list-item>
        <text:list-item>
          <text:p text:style-name="P89"><text:span text:style-name="T16">sed -n '/string1/p</text:span><text:span text:style-name="T1">‘ → visualizar solamente las líneas que contienen la palabra “string1”.</text:span></text:p>
        </text:list-item>
        <text:list-item>
          <text:p text:style-name="P59"><text:span text:style-name="T16">sed -r 's/(cadena1)(cadena2)/\2\1/g</text:span><text:span text:style-name="T1">‘ → utilizar expresiones regulares extendidas para intercambiar el orden de dos cadenas de texto, en todas las instancias que aparezcan.</text:span></text:p>
        </text:list-item>
      </text:list>
      <text:h text:style-name="P92" text:outline-level="2"><text:span text:style-name="T9">Establecer caracter y conversión de ficheros</text:span></text:h>
      <text:list xml:id="list3559904388" text:style-name="WWNum18">
        <text:list-item>
          <text:p text:style-name="P13"><text:span text:style-name="T16">dos2unix filedos.txt fileunix.txt</text:span><text:span text:style-name="T1"> → convertir un formato de fichero texto desde MSDOS a UNIX.</text:span></text:p>
        </text:list-item>
        <text:list-item>
          <text:p text:style-name="P72"><text:soft-page-break/><text:span text:style-name="T16">unix2dos fileunix.txt filedos.txt</text:span><text:span text:style-name="T1"> → convertir un formato de fichero de texto desde UNIX a MSDOS.</text:span></text:p>
        </text:list-item>
        <text:list-item>
          <text:p text:style-name="P72"><text:span text:style-name="T16">recode ..HTML &lt; page.txt &gt; page.html</text:span><text:span text:style-name="T1"> → convertir un fichero de texto en html.</text:span></text:p>
        </text:list-item>
        <text:list-item>
          <text:p text:style-name="P43"><text:span text:style-name="T16">recode -l | more</text:span><text:span text:style-name="T1"> → mostrar todas las conversiones de formato disponibles.</text:span></text:p>
        </text:list-item>
      </text:list>
      <text:h text:style-name="P92" text:outline-level="2"><text:span text:style-name="T9">Análisis del sistema de ficheros</text:span></text:h>
      <text:list xml:id="list3157672478" text:style-name="WWNum19">
        <text:list-item>
          <text:p text:style-name="P14"><text:span text:style-name="T16">badblocks -v /dev/hda1</text:span><text:span text:style-name="T1"> → Chequear los bloques defectuosos en el disco hda1.</text:span></text:p>
        </text:list-item>
        <text:list-item>
          <text:p text:style-name="P73"><text:span text:style-name="T16">fsck /dev/hda1</text:span><text:span text:style-name="T1"> → reparar / chequear la integridad del fichero del sistema Linux en el disco hda1.</text:span></text:p>
        </text:list-item>
        <text:list-item>
          <text:p text:style-name="P73"><text:span text:style-name="T16">fsck.ext2 /dev/hda1</text:span><text:span text:style-name="T1"> → reparar / chequear la integridad del fichero del sistema ext 2 en el disco hda1.</text:span></text:p>
        </text:list-item>
        <text:list-item>
          <text:p text:style-name="P73"><text:span text:style-name="T16">e2fsck /dev/hda1</text:span><text:span text:style-name="T1"> → reparar / chequear la integridad del fichero del sistema ext 2 en el disco hda1.</text:span></text:p>
        </text:list-item>
        <text:list-item>
          <text:p text:style-name="P73"><text:span text:style-name="T16">e2fsck -j /dev/hda1</text:span><text:span text:style-name="T1"> → reparar / chequear la integridad del fichero del sistema ext 3 en el disco hda1.</text:span></text:p>
        </text:list-item>
        <text:list-item>
          <text:p text:style-name="P73"><text:span text:style-name="T16">fsck.ext3 /dev/hda1</text:span><text:span text:style-name="T1"> → reparar / chequear la integridad del fichero del sistema ext 3 en el disco hda1.</text:span></text:p>
        </text:list-item>
        <text:list-item>
          <text:p text:style-name="P73"><text:span text:style-name="T16">fsck.vfat /dev/hda1</text:span><text:span text:style-name="T1"> → reparar / chequear la integridad del fichero sistema fat en el disco hda1.</text:span></text:p>
        </text:list-item>
        <text:list-item>
          <text:p text:style-name="P73"><text:span text:style-name="T16">fsck.msdos /dev/hda1</text:span><text:span text:style-name="T1"> → reparar / chequear la integridad de un fichero del sistema dos en el disco hda1.</text:span></text:p>
        </text:list-item>
        <text:list-item>
          <text:p text:style-name="P44"><text:span text:style-name="T16">dosfsck /dev/hda1</text:span><text:span text:style-name="T1"> → reparar / chequear la integridad de un fichero del sistema dos en el disco hda1.</text:span></text:p>
        </text:list-item>
      </text:list>
      <text:h text:style-name="P92" text:outline-level="2"><text:span text:style-name="T9">Formatear un sistema de ficheros</text:span></text:h>
      <text:list xml:id="list1106764146" text:style-name="WWNum20">
        <text:list-item>
          <text:p text:style-name="P15"><text:span text:style-name="T16">mkfs /dev/hda1</text:span><text:span text:style-name="T1"> → crear un fichero de sistema tipo Linux en la partición hda1.</text:span></text:p>
        </text:list-item>
        <text:list-item>
          <text:p text:style-name="P74"><text:span text:style-name="T16">mke2fs /dev/hda1</text:span><text:span text:style-name="T1"> → crear un fichero de sistema tipo Linux ext 2 en hda1.</text:span></text:p>
        </text:list-item>
        <text:list-item>
          <text:p text:style-name="P74"><text:span text:style-name="T16">mke2fs -j /dev/hda1</text:span><text:span text:style-name="T1"> → crear un fichero de sistema tipo Linux ext3 (periódico) en la partición hda1.</text:span></text:p>
        </text:list-item>
        <text:list-item>
          <text:p text:style-name="P74"><text:span text:style-name="T16">mkfs -t vfat 32 -F /dev/hda1</text:span><text:span text:style-name="T1"> → crear un fichero de sistema FAT32 en hda1.</text:span></text:p>
        </text:list-item>
        <text:list-item>
          <text:p text:style-name="P74"><text:span text:style-name="T16">fdformat -n /dev/fd0</text:span><text:span text:style-name="T1"> → formatear un disco flooply.</text:span></text:p>
        </text:list-item>
        <text:list-item>
          <text:p text:style-name="P45"><text:span text:style-name="T16">mkswap /dev/hda3</text:span><text:span text:style-name="T1"> → crear un fichero de sistema swap.</text:span></text:p>
        </text:list-item>
      </text:list>
      <text:h text:style-name="P92" text:outline-level="2"><text:span text:style-name="T9">Partición de sistema swap</text:span></text:h>
      <text:list xml:id="list1552887658" text:style-name="WWNum21">
        <text:list-item>
          <text:p text:style-name="P16"><text:span text:style-name="T16">mkswap /dev/hda3</text:span><text:span text:style-name="T1"> → crear fichero de sistema swap.</text:span></text:p>
        </text:list-item>
        <text:list-item>
          <text:p text:style-name="P75"><text:span text:style-name="T16">swapon /dev/hda3</text:span><text:span text:style-name="T1"> → activando una nueva partición swap.</text:span></text:p>
        </text:list-item>
        <text:list-item>
          <text:p text:style-name="P46"><text:span text:style-name="T16">swapon /dev/hda2 /dev/hdb3</text:span><text:span text:style-name="T1"> → activar dos particiones swap.</text:span></text:p>
        </text:list-item>
      </text:list>
      <text:h text:style-name="P92" text:outline-level="2"><text:span text:style-name="T9">Salvas</text:span></text:h>
      <text:list xml:id="list1289227563" text:style-name="WWNum22">
        <text:list-item>
          <text:p text:style-name="P17"><text:span text:style-name="T16">dump -0aj -f /tmp/home0.bak /home</text:span><text:span text:style-name="T1"> → hacer una salva completa del directorio ‘/home’.</text:span></text:p>
        </text:list-item>
        <text:list-item>
          <text:p text:style-name="P76"><text:span text:style-name="T16">dump -1aj -f /tmp/home0.bak /home</text:span><text:span text:style-name="T1"> → hacer una salva incremental del directorio ‘/home’.</text:span></text:p>
        </text:list-item>
        <text:list-item>
          <text:p text:style-name="P76"><text:span text:style-name="T16">restore -if /tmp/home0.bak</text:span><text:span text:style-name="T1"> → restaurando una salva interactivamente.</text:span></text:p>
        </text:list-item>
        <text:list-item>
          <text:p text:style-name="P76"><text:span text:style-name="T16">rsync -rogpav --delete /home /tmp</text:span><text:span text:style-name="T1"> → sincronización entre directorios.</text:span></text:p>
        </text:list-item>
        <text:list-item>
          <text:p text:style-name="P76"><text:span text:style-name="T18">rsync -rogpav -e ssh --delete /home ip_address:/tmp</text:span><text:span text:style-name="T6"> → rsync a través del túnel SSH.</text:span></text:p>
        </text:list-item>
        <text:list-item>
          <text:p text:style-name="P76"><text:span text:style-name="T16">rsync -az -e ssh --delete ip_addr:/home/public /home/local</text:span><text:span text:style-name="T1"> → sincronizar un directorio local con un directorio remoto a través de ssh y de compresión.</text:span></text:p>
        </text:list-item>
        <text:list-item>
          <text:p text:style-name="P76"><text:span text:style-name="T16">rsync -az -e ssh --delete /home/local ip_addr:/home/public</text:span><text:span text:style-name="T1"> → sincronizar un directorio remoto con un directorio local a través de ssh y de compresión.</text:span></text:p>
        </text:list-item>
        <text:list-item>
          <text:p text:style-name="P76"><text:span text:style-name="T16">dd bs=1M if=/dev/hda | gzip | ssh user@ip_addr 'dd of=hda.gz</text:span><text:span text:style-name="T1">‘ → hacer una salva de un disco duro en un host remoto a través de ssh.</text:span></text:p>
        </text:list-item>
        <text:list-item>
          <text:p text:style-name="P76"><text:span text:style-name="T16">dd if=/dev/sda of=/tmp/file1</text:span><text:span text:style-name="T1"> → salvar el contenido de un disco duro a un fichero. (En este caso el disco duro es “sda” y el fichero “file1”).</text:span></text:p>
        </text:list-item>
        <text:list-item>
          <text:p text:style-name="P76"><text:span text:style-name="T16">tar -Puf backup.tar /home/user</text:span><text:span text:style-name="T1"> → hacer una salva incremental del directorio ‘/home/user’.</text:span></text:p>
        </text:list-item>
        <text:list-item>
          <text:p text:style-name="P76"><text:soft-page-break/><text:span text:style-name="T16">tar -czv --exclude=/root/dir1/* -f /var/salvas/cfg_$(date +%F_%H%M).tgz /etc /root</text:span><text:span text:style-name="T1"> → salvar los directorios /etc y /root (excluyendo el contenido del subdirectorio /root/dir1/) en un archivo comprimido, cuyo nombre contenga la fecha y hora actual.</text:span></text:p>
        </text:list-item>
        <text:list-item>
          <text:p text:style-name="P76"><text:span text:style-name="T18">( cd /tmp/local/ &amp;&amp; tar c . ) </text:span><text:span text:style-name="T16">| ssh -C user@ip_addr 'cd /home/share/ &amp;&amp; tar x -p</text:span><text:span text:style-name="T1">‘ → copiar el contenido de un directorio en un directorio remoto a través de ssh.</text:span></text:p>
        </text:list-item>
        <text:list-item>
          <text:p text:style-name="P76"><text:span text:style-name="T16">( tar c /home ) | ssh -C user@ip_addr 'cd /home/backup-home &amp;&amp; tar x -p</text:span><text:span text:style-name="T1">‘ → copiar un directorio local en un directorio remoto a través de ssh.</text:span></text:p>
        </text:list-item>
        <text:list-item>
          <text:p text:style-name="P76"><text:span text:style-name="T16">tar cf - . | (cd /tmp/backup ; tar xf - )</text:span><text:span text:style-name="T1"> → copia local conservando las licencias y enlaces desde un directorio a otro.</text:span></text:p>
        </text:list-item>
        <text:list-item>
          <text:p text:style-name="P76"><text:span text:style-name="T16">find /home/user1 -name '*.txt' | xargs cp -av --target-directory=/home/backup/ --parents</text:span><text:span text:style-name="T1"> → encontrar y copiar todos los ficheros con extensión ‘.txt’ de un directorio a otro.</text:span></text:p>
        </text:list-item>
        <text:list-item>
          <text:p text:style-name="P76"><text:span text:style-name="T18">find ~/ -type f -not -iname '*.mp*' -not \( -iregex '.*\.mozilla/.*' -o -iregex '.*\.thumbnails/.*' </text:span><text:span text:style-name="T16">\) -prune -mtime 14 -print0 | xargs -0 tar -czf /var/salvas/myhome.tgz</text:span><text:span text:style-name="T1"> → realizar una salva de todos los archivos de nuestro perfil de usuario modificados dentro de los últimos 14 días, exceptuando los archivos mp3, mpg y similares, y los directorios </text:span><text:span text:style-name="T16">.mozilla/</text:span><text:span text:style-name="T1"> y </text:span><text:span text:style-name="T16">.thumbnails/</text:span><text:span text:style-name="T1">.</text:span></text:p>
        </text:list-item>
        <text:list-item>
          <text:p text:style-name="P76"><text:span text:style-name="T16">find /var/log -name '*.log' | tar cv --files-from=- | bzip2 &gt; log.tar.bz2</text:span><text:span text:style-name="T1"> → encontrar todos los ficheros con extensión ‘.log’ y hacer un archivo bzip.</text:span></text:p>
        </text:list-item>
        <text:list-item>
          <text:p text:style-name="P76"><text:span text:style-name="T16">dd if=/dev/hda of=/dev/fd0 bs=512 count=1</text:span><text:span text:style-name="T1"> → hacer una copia del MRB (Master Boot Record) a un disco floppy.</text:span></text:p>
        </text:list-item>
        <text:list-item>
          <text:p text:style-name="P47"><text:span text:style-name="T16">dd if=/dev/fd0 of=/dev/hda bs=512 count=1</text:span><text:span text:style-name="T1"> → restaurar la copia del MBR (Master Boot Record) salvada en un floppy.</text:span></text:p>
        </text:list-item>
      </text:list>
      <text:h text:style-name="P92" text:outline-level="2"><text:span text:style-name="T9">CDROM</text:span></text:h>
      <text:list xml:id="list3130897443" text:style-name="WWNum23">
        <text:list-item>
          <text:p text:style-name="P18"><text:span text:style-name="T16">cdrecord -v gracetime=2 dev=/dev/cdrom -eject blank=fast -force</text:span><text:span text:style-name="T1"> → limpiar o borrar un cd regrabable.</text:span></text:p>
        </text:list-item>
        <text:list-item>
          <text:p text:style-name="P77"><text:span text:style-name="T16">mkisofs /dev/cdrom &gt; cd.iso</text:span><text:span text:style-name="T1"> → crear una imagen iso de cdrom en disco.</text:span></text:p>
        </text:list-item>
        <text:list-item>
          <text:p text:style-name="P77"><text:span text:style-name="T16">mkisofs /dev/cdrom | gzip &gt; cd_iso.gz</text:span><text:span text:style-name="T1"> → crear una imagen comprimida iso de cdrom en disco.</text:span></text:p>
        </text:list-item>
        <text:list-item>
          <text:p text:style-name="P77"><text:span text:style-name="T16">mkisofs -J -allow-leading-dots -R -V “Label CD” -iso-level 4 -o ./cd.iso data_cd</text:span><text:span text:style-name="T1"> → crear una imagen iso de un directorio.</text:span></text:p>
        </text:list-item>
        <text:list-item>
          <text:p text:style-name="P77"><text:span text:style-name="T16">cdrecord -v dev=/dev/cdrom cd.iso</text:span><text:span text:style-name="T1"> → quemar una imagen iso.</text:span></text:p>
        </text:list-item>
        <text:list-item>
          <text:p text:style-name="P77"><text:span text:style-name="T16">gzip -dc cd_iso.gz | cdrecord dev=/dev/cdrom -</text:span><text:span text:style-name="T1"> → quemar una imagen iso comprimida.</text:span></text:p>
        </text:list-item>
        <text:list-item>
          <text:p text:style-name="P77"><text:span text:style-name="T16">mount -t udf,iso9660 -o loop cd.iso /mnt/iso</text:span><text:span text:style-name="T1"> → montar una imagen iso.</text:span></text:p>
        </text:list-item>
        <text:list-item>
          <text:p text:style-name="P77"><text:span text:style-name="T16">cd-paranoia -B</text:span><text:span text:style-name="T1"> → llevar canciones de un cd a ficheros wav.</text:span></text:p>
        </text:list-item>
        <text:list-item>
          <text:p text:style-name="P77"><text:span text:style-name="T16">cd-paranoia -- ”-3”</text:span><text:span text:style-name="T1"> → llevar las 3 primeras canciones de un cd a ficheros wav.</text:span></text:p>
        </text:list-item>
        <text:list-item>
          <text:p text:style-name="P77"><text:span text:style-name="T16">cdrecord --scanbus</text:span><text:span text:style-name="T1"> → escanear bus para identificar el canal scsi.</text:span></text:p>
        </text:list-item>
        <text:list-item>
          <text:p text:style-name="P77"><text:span text:style-name="T16">dd if=/dev/hdc | md5sum</text:span><text:span text:style-name="T1"> → hacer funcionar un md5sum en un dispositivo, como un CD.</text:span></text:p>
        </text:list-item>
        <text:list-item>
          <text:p text:style-name="P48"><text:span text:style-name="T16">eject -v</text:span><text:span text:style-name="T1"> → expulsar un medio o disco extraíble, ofreciendo información adicional.</text:span></text:p>
        </text:list-item>
      </text:list>
      <text:h text:style-name="P92" text:outline-level="2"><text:span text:style-name="T9">Trabajo con la red (LAN Y WIFI)</text:span></text:h>
      <text:list xml:id="list3549832172" text:style-name="WWNum24">
        <text:list-item>
          <text:p text:style-name="P19"><text:span text:style-name="T16">ifconfig eth0</text:span><text:span text:style-name="T1"> → mostrar la configuración de una interfaz de red Ethernet.</text:span></text:p>
        </text:list-item>
        <text:list-item>
          <text:p text:style-name="P78"><text:span text:style-name="T16">ifup eth0</text:span><text:span text:style-name="T1"> → activar la interfaz </text:span><text:span text:style-name="T16">eth0</text:span><text:span text:style-name="T1">.</text:span></text:p>
        </text:list-item>
        <text:list-item>
          <text:p text:style-name="P78"><text:span text:style-name="T16">ifdown eth0</text:span><text:span text:style-name="T1"> → deshabilitar la interfaz </text:span><text:span text:style-name="T16">eth0</text:span><text:span text:style-name="T1">.</text:span></text:p>
        </text:list-item>
        <text:list-item>
          <text:p text:style-name="P78"><text:span text:style-name="T16">ifconfig eth0 192.168.1.1 netmask 255.255.255.0</text:span><text:span text:style-name="T1"> → configurar una dirección IP.</text:span></text:p>
        </text:list-item>
        <text:list-item>
          <text:p text:style-name="P78"><text:span text:style-name="T16">ifconfig eth0 promisc</text:span><text:span text:style-name="T1"> → configurar </text:span><text:span text:style-name="T16">eth0</text:span><text:span text:style-name="T1"> en modo promiscuo para obtener los paquetes (</text:span><text:span text:style-name="T5">sniffing</text:span><text:span text:style-name="T1">).</text:span></text:p>
        </text:list-item>
        <text:list-item>
          <text:p text:style-name="P78"><text:span text:style-name="T16">dhclient eth0</text:span><text:span text:style-name="T1"> → activar la interface ‘eth0’ en modo dhcp.</text:span></text:p>
        </text:list-item>
        <text:list-item>
          <text:p text:style-name="P78"><text:span text:style-name="T16">route -n</text:span><text:span text:style-name="T1"> → mostrar tabla de rutas.</text:span></text:p>
        </text:list-item>
        <text:list-item>
          <text:p text:style-name="P78"><text:span text:style-name="T16">route add -net 0/0 gw IP_Gateway</text:span><text:span text:style-name="T1"> → configurar entrada predeterminada.</text:span></text:p>
        </text:list-item>
        <text:list-item>
          <text:p text:style-name="P78"><text:span text:style-name="T16">ip route show | grep default | awk {'print $3'}</text:span><text:span text:style-name="T1"> → conocer la puerta de enlace predeterminada.</text:span></text:p>
        </text:list-item>
        <text:list-item>
          <text:p text:style-name="P78"><text:span text:style-name="T16">route add -net 192.168.0.0 netmask 255.255.0.0 gw 192.168.1.1</text:span><text:span text:style-name="T1"> → configurar ruta estática para buscar la red </text:span><text:span text:style-name="T16">192.168.0.0/16</text:span><text:span text:style-name="T1">.</text:span></text:p>
        </text:list-item>
        <text:list-item>
          <text:p text:style-name="P78"><text:span text:style-name="T16">route del 0/0 gw IP_gateway</text:span><text:span text:style-name="T1"> → eliminar la ruta estática.</text:span></text:p>
        </text:list-item>
        <text:list-item>
          <text:p text:style-name="P78"><text:soft-page-break/><text:span text:style-name="T16">echo 1 &gt; /proc/sys/net/ipv4/ip_forward</text:span><text:span text:style-name="T1"> → activar el redireccionamiento de paquetes ip.</text:span></text:p>
        </text:list-item>
        <text:list-item>
          <text:p text:style-name="P78"><text:span text:style-name="T16">hostname</text:span><text:span text:style-name="T1"> → mostrar el nombre del host del sistema.</text:span></text:p>
        </text:list-item>
        <text:list-item>
          <text:p text:style-name="P78"><text:span text:style-name="T16">host www.example.com</text:span><text:span text:style-name="T1"> → buscar el nombre del host para resolver el nombre a una dirección ip (1).</text:span></text:p>
        </text:list-item>
        <text:list-item>
          <text:p text:style-name="P78"><text:span text:style-name="T16">nslookup www.example.com</text:span><text:span text:style-name="T1"> → buscar el nombre del host para resolver el nombre a una direccióm ip y viceversa (2).</text:span></text:p>
        </text:list-item>
        <text:list-item>
          <text:p text:style-name="P78"><text:span text:style-name="T16">ip link show</text:span><text:span text:style-name="T1"> → mostar el estado de enlace de todas las interfaces.</text:span></text:p>
        </text:list-item>
        <text:list-item>
          <text:p text:style-name="P78"><text:span text:style-name="T16">mii-tool eth0</text:span><text:span text:style-name="T1"> → mostar el estado de enlace de </text:span><text:span text:style-name="T16">eth0</text:span><text:span text:style-name="T1">.</text:span></text:p>
        </text:list-item>
        <text:list-item>
          <text:p text:style-name="P78"><text:span text:style-name="T16">ethtool eth0</text:span><text:span text:style-name="T1"> → mostrar las estadísticas de la interfaz de red </text:span><text:span text:style-name="T16">eth0</text:span><text:span text:style-name="T1">.</text:span></text:p>
        </text:list-item>
        <text:list-item>
          <text:p text:style-name="P78"><text:span text:style-name="T16">netstat -tup</text:span><text:span text:style-name="T1"> → mostrar todas las conexiones de red activas y sus PID.</text:span></text:p>
        </text:list-item>
        <text:list-item>
          <text:p text:style-name="P78"><text:span text:style-name="T16">netstat -tupl</text:span><text:span text:style-name="T1"> → mostrar todos los servicios de escucha de red en el sistema y sus PID.</text:span></text:p>
        </text:list-item>
        <text:list-item>
          <text:p text:style-name="P78"><text:span text:style-name="T16">netstat -punta</text:span><text:span text:style-name="T1"> → mostrar todas las conexiones activas por dirección IP y puerto.</text:span></text:p>
        </text:list-item>
        <text:list-item>
          <text:p text:style-name="P78"><text:span text:style-name="T16">tcpdump tcp port 80</text:span><text:span text:style-name="T1"> → mostrar todo el tráfico HTTP.</text:span></text:p>
        </text:list-item>
        <text:list-item>
          <text:p text:style-name="P78"><text:span text:style-name="T16">iwlist scan</text:span><text:span text:style-name="T1"> → mostrar las redes inalámbricas.</text:span></text:p>
        </text:list-item>
        <text:list-item>
          <text:p text:style-name="P78"><text:span text:style-name="T16">iwconfig eth1</text:span><text:span text:style-name="T1"> → mostrar la configuración de una interfaz de red inalámbrica.</text:span></text:p>
        </text:list-item>
        <text:list-item>
          <text:p text:style-name="P78"><text:span text:style-name="T16">whois www.example.com</text:span><text:span text:style-name="T1"> → buscar en base de datos Whois.</text:span></text:p>
        </text:list-item>
        <text:list-item>
          <text:p text:style-name="P78"><text:span text:style-name="T16">iftop -nNP -i eth0</text:span><text:span text:style-name="T1"> → mostrar en tiempo real las conexiones abiertas en eth0 y su tasa de transferencia.</text:span></text:p>
        </text:list-item>
        <text:list-item>
          <text:p text:style-name="P78"><text:span text:style-name="T16">sockstat</text:span><text:span text:style-name="T1"> → mostrar información sobre las conexiones abiertas.</text:span></text:p>
        </text:list-item>
        <text:list-item>
          <text:p text:style-name="P78"><text:span text:style-name="T16">arp-scan -l</text:span><text:span text:style-name="T1"> → descubrir en la red las direcciones IP y MAC.</text:span></text:p>
        </text:list-item>
        <text:list-item>
          <text:p text:style-name="P49"><text:span text:style-name="T16">nm-tool</text:span><text:span text:style-name="T1"> → muestra configuración de red (en caso de usar Network Manager obtiene los DNS).</text:span></text:p>
        </text:list-item>
      </text:list>
      <text:h text:style-name="P92" text:outline-level="2"><text:span text:style-name="T10">Redes de Microsoft Windows (Samba)</text:span></text:h>
      <text:list xml:id="list3255942742" text:style-name="WWNum25">
        <text:list-item>
          <text:p text:style-name="P20"><text:span text:style-name="T16">nbtscan ip_addr</text:span><text:span text:style-name="T1"> → resolución de nombre de red bios.</text:span></text:p>
        </text:list-item>
        <text:list-item>
          <text:p text:style-name="P79"><text:span text:style-name="T16">nmblookup -A ip_addr</text:span><text:span text:style-name="T1"> → resolución de nombre de red bios.</text:span></text:p>
        </text:list-item>
        <text:list-item>
          <text:p text:style-name="P50"><text:span text:style-name="T16">smbclient -L ip_addr/hostname</text:span><text:span text:style-name="T1"> → mostrar acciones remotas de un host en windows.</text:span></text:p>
        </text:list-item>
      </text:list>
      <text:h text:style-name="P92" text:outline-level="2"><text:span text:style-name="T9">Cortafuegos (iptables)</text:span></text:h>
      <text:list xml:id="list294756679" text:style-name="WWNum26">
        <text:list-item>
          <text:p text:style-name="P21"><text:span text:style-name="T16">iptables -t filter -L</text:span><text:span text:style-name="T1"> → mostrar todas las cadenas de la tabla de filtro.</text:span></text:p>
        </text:list-item>
        <text:list-item>
          <text:p text:style-name="P80"><text:span text:style-name="T16">iptables -t nat -L</text:span><text:span text:style-name="T1"> → mostrar todas las cadenas de la tabla nat.</text:span></text:p>
        </text:list-item>
        <text:list-item>
          <text:p text:style-name="P80"><text:span text:style-name="T16">iptables -t filter -F</text:span><text:span text:style-name="T1"> → limpiar todas las reglas de la tabla de filtro.</text:span></text:p>
        </text:list-item>
        <text:list-item>
          <text:p text:style-name="P80"><text:span text:style-name="T16">iptables -t nat -F</text:span><text:span text:style-name="T1"> → limpiar todas las reglas de la tabla nat.</text:span></text:p>
        </text:list-item>
        <text:list-item>
          <text:p text:style-name="P80"><text:span text:style-name="T16">iptables -t filter -X</text:span><text:span text:style-name="T1"> → borrar cualquier cadena creada por el usuario.</text:span></text:p>
        </text:list-item>
        <text:list-item>
          <text:p text:style-name="P80"><text:span text:style-name="T16">iptables -t filter -A INPUT -p tcp --dport telnet -j ACCEPT</text:span><text:span text:style-name="T1"> → permitir las conexiones telnet para entar.</text:span></text:p>
        </text:list-item>
        <text:list-item>
          <text:p text:style-name="P80"><text:span text:style-name="T16">iptables -t filter -A OUTPUT -p tcp --dport http -j DROP</text:span><text:span text:style-name="T1"> → bloquear las conexiones HTTP para salir.</text:span></text:p>
        </text:list-item>
        <text:list-item>
          <text:p text:style-name="P80"><text:span text:style-name="T16">iptables -t filter -A FORWARD -p tcp --dport pop3 -j ACCEPT</text:span><text:span text:style-name="T1"> → permitir las conexiones POP a una cadena delantera.</text:span></text:p>
        </text:list-item>
        <text:list-item>
          <text:p text:style-name="P80"><text:span text:style-name="T16">iptables -t filter -A INPUT -p tcp -m multiport --dports 80,443,8080 -m state --state NEW -m limit --limit 4/sec --limit-burst 8 -j ACCEPT</text:span><text:span text:style-name="T1"> → establecer un límite de 4 peticiones por segundo de nuevas conexiones, con posibles ráfagas ocasionales (útil para políticas de denegación por defecto).</text:span></text:p>
        </text:list-item>
        <text:list-item>
          <text:p text:style-name="P80"><text:span text:style-name="T16">iptables -t filter -A INPUT -p tcp -m multiport --dports 80,443,8080 -m state --state ESTABLISHED,RELATED -m connlimit ! --conlimit-above 6 -j ACCEPT</text:span><text:span text:style-name="T1"> → establecer un límite de 6 conexiones simultáneas por equipo a nuestro servidor web (útil para políticas de denegación por defecto).</text:span></text:p>
        </text:list-item>
        <text:list-item>
          <text:p text:style-name="P80"><text:span text:style-name="T16">iptables -t filter -A INPUT -j LOG --log-prefix “DROP INPUT”</text:span><text:span text:style-name="T1"> → registrando una cadena de entrada.</text:span></text:p>
        </text:list-item>
        <text:list-item>
          <text:p text:style-name="P80"><text:span text:style-name="T16">iptables -t nat -A POSTROUTING -o eth0 -j MASQUERADE</text:span><text:span text:style-name="T1"> → configurar un PAT (Puerto de traducción de dirección) en eth0, ocultando los paquetes de salida forzada. (Indicado para enlaces tipo ppp)</text:span></text:p>
        </text:list-item>
        <text:list-item>
          <text:p text:style-name="P80"><text:soft-page-break/><text:span text:style-name="T16">iptables -t nat -A POSTROUTING -s 192.168.0.127 -o eth0 -j SNAT --to-source 169.158.158.169</text:span><text:span text:style-name="T1"> → enrutar los paquetes desde 192.168.0.127 hacia otras redes por eth0 y asignarles un dirección ip externa. (Indicado para enlaces tipo ADSL)</text:span></text:p>
        </text:list-item>
        <text:list-item>
          <text:p text:style-name="P80"><text:span text:style-name="T16">iptables -t nat -A PREROUTING -d 192.168.0.1 -p tcp -m tcp --dport 22 -j DNAT --to-destination 10.0.0.2:22</text:span><text:span text:style-name="T1"> → redireccionar los paquetes diriguidos de un host a otro.</text:span></text:p>
        </text:list-item>
        <text:list-item>
          <text:p text:style-name="P80"><text:span text:style-name="T16">iptables -t nat -S</text:span><text:span text:style-name="T1"> → Listar todas las reglas activas en la tabla nat.</text:span></text:p>
        </text:list-item>
        <text:list-item>
          <text:p text:style-name="P80"><text:span text:style-name="T16">iptables-save -c &gt; archivo</text:span><text:span text:style-name="T1"> → Salvar las reglas en un archivo (incluyendo los contadores de paquetes y bytes).</text:span></text:p>
        </text:list-item>
        <text:list-item>
          <text:p text:style-name="P51"><text:span text:style-name="T16">iptables-restore -c &lt; archivo</text:span><text:span text:style-name="T1"> → Restaurar las reglas desde un archivo (incluyendo los contadores de paquetes y bytes).</text:span></text:p>
        </text:list-item>
      </text:list>
      <text:h text:style-name="P92" text:outline-level="2"><text:span text:style-name="T9">Monitoreando y depurando</text:span></text:h>
      <text:list xml:id="list248503871" text:style-name="WWNum27">
        <text:list-item>
          <text:p text:style-name="P22"><text:span text:style-name="T16">top</text:span><text:span text:style-name="T1"> → mostrar en tiempo real las tareas de linux.</text:span></text:p>
        </text:list-item>
        <text:list-item>
          <text:p text:style-name="P81"><text:span text:style-name="T16">htop</text:span><text:span text:style-name="T1"> → mostrar y gestionar las tareas con una interfaz amistosa.</text:span></text:p>
        </text:list-item>
        <text:list-item>
          <text:p text:style-name="P81"><text:span text:style-name="T16">ps -eafw</text:span><text:span text:style-name="T1"> → muestra las tareas Linux.</text:span></text:p>
        </text:list-item>
        <text:list-item>
          <text:p text:style-name="P81"><text:span text:style-name="T16">ps -e -o pid,args --forest</text:span><text:span text:style-name="T1"> → muestra las tareas Linux en un modo jerárquico.</text:span></text:p>
        </text:list-item>
        <text:list-item>
          <text:p text:style-name="P81"><text:span text:style-name="T16">ps -o pid,cmd -ww -C wget</text:span><text:span text:style-name="T1"> → listar todas las instancias del comando </text:span><text:span text:style-name="T16">wget</text:span><text:span text:style-name="T1"> con sus argumentos.</text:span></text:p>
        </text:list-item>
        <text:list-item>
          <text:p text:style-name="P81"><text:span text:style-name="T16">pstree</text:span><text:span text:style-name="T1"> → mostrar un árbol sistema de procesos.</text:span></text:p>
        </text:list-item>
        <text:list-item>
          <text:p text:style-name="P81"><text:span text:style-name="T16">pidof pppd</text:span><text:span text:style-name="T1"> → mostrar el </text:span><text:span text:style-name="T16">pid</text:span><text:span text:style-name="T1"> del proceso </text:span><text:span text:style-name="T16">pppd</text:span><text:span text:style-name="T1">.</text:span></text:p>
        </text:list-item>
        <text:list-item>
          <text:p text:style-name="P81"><text:span text:style-name="T16">kill -9 ID_Processo</text:span><text:span text:style-name="T1"> → forzar el cierre de un proceso y terminarlo.</text:span></text:p>
        </text:list-item>
        <text:list-item>
          <text:p text:style-name="P81"><text:span text:style-name="T16">kill -1 ID_Processo</text:span><text:span text:style-name="T1"> → forzar un proceso para recargar la configuración.</text:span></text:p>
        </text:list-item>
        <text:list-item>
          <text:p text:style-name="P81"><text:span text:style-name="T16">killall Nombre_Proceso</text:span><text:span text:style-name="T1"> → terminar un proceso por el nombre del comando y no por el ID.</text:span></text:p>
        </text:list-item>
        <text:list-item>
          <text:p text:style-name="P81"><text:span text:style-name="T16">kill -HUP $(ps -A -o state,pid --no-header | grep -e '^[Zz]' | awk '{print $2}' | xargs)</text:span><text:span text:style-name="T1"> → terminar todos los procesos </text:span><text:span text:style-name="T5">zombies</text:span><text:span text:style-name="T1">.</text:span></text:p>
        </text:list-item>
        <text:list-item>
          <text:p text:style-name="P81"><text:span text:style-name="T16">lsof -p $$</text:span><text:span text:style-name="T1"> → mostrar una lista de ficheros abiertos por procesos.</text:span></text:p>
        </text:list-item>
        <text:list-item>
          <text:p text:style-name="P81"><text:span text:style-name="T16">lsof /home/user1</text:span><text:span text:style-name="T1"> → muestra una lista de ficheros abiertos en un camino dado del sistema.</text:span></text:p>
        </text:list-item>
        <text:list-item>
          <text:p text:style-name="P81"><text:span text:style-name="T16">strace -c ls &gt;/dev/null</text:span><text:span text:style-name="T1"> → mostrar las llamadas del sistema hechas y recibidas por un proceso.</text:span></text:p>
        </text:list-item>
        <text:list-item>
          <text:p text:style-name="P81"><text:span text:style-name="T16">strace -f -e open ls &gt;/dev/null</text:span><text:span text:style-name="T1"> → mostrar las llamadas a la biblioteca.</text:span></text:p>
        </text:list-item>
        <text:list-item>
          <text:p text:style-name="P81"><text:span text:style-name="T16">watch -n1 'cat /proc/interrupts</text:span><text:span text:style-name="T1">‘ → mostrar interrupciones en tiempo real.</text:span></text:p>
        </text:list-item>
        <text:list-item>
          <text:p text:style-name="P81"><text:span text:style-name="T16">last reboot</text:span><text:span text:style-name="T1"> → mostrar historial de reinicio.</text:span></text:p>
        </text:list-item>
        <text:list-item>
          <text:p text:style-name="P81"><text:span text:style-name="T16">lsmod</text:span><text:span text:style-name="T1"> → mostrar los módulos del kernel cargados.</text:span></text:p>
        </text:list-item>
        <text:list-item>
          <text:p text:style-name="P81"><text:span text:style-name="T16">free -m</text:span><text:span text:style-name="T1"> → muestra el estado de la RAM en megabytes.</text:span></text:p>
        </text:list-item>
        <text:list-item>
          <text:p text:style-name="P81"><text:span text:style-name="T16">smartctl -A /dev/hda</text:span><text:span text:style-name="T1"> → monitorear la fiabilidad de un disco duro a través de SMART.</text:span></text:p>
        </text:list-item>
        <text:list-item>
          <text:p text:style-name="P81"><text:span text:style-name="T16">smartctl -i /dev/hda</text:span><text:span text:style-name="T1"> → chequear si SMART está activado en un disco duro.</text:span></text:p>
        </text:list-item>
        <text:list-item>
          <text:p text:style-name="P81"><text:span text:style-name="T16">tail -f /var/log/dmesg</text:span><text:span text:style-name="T1"> → mostrar eventos inherentes al proceso de carga del kernel.</text:span></text:p>
        </text:list-item>
        <text:list-item>
          <text:p text:style-name="P81"><text:span text:style-name="T16">tail -f /var/log/messages</text:span><text:span text:style-name="T1"> → mostrar los eventos del sistema.</text:span></text:p>
        </text:list-item>
        <text:list-item>
          <text:p text:style-name="P52"><text:span text:style-name="T16">multitail --follow-all /var/log/{dmesg,messages}</text:span><text:span text:style-name="T1"> → mostrar dos registros de eventos en una misma pantalla.</text:span></text:p>
        </text:list-item>
      </text:list>
      <text:h text:style-name="P92" text:outline-level="2"><text:span text:style-name="T9">Seguridad y Cifrado</text:span></text:h>
      <text:list xml:id="list4049381523" text:style-name="WWNum28">
        <text:list-item>
          <text:p text:style-name="P23"><text:span text:style-name="T16">base64 /home/archivo &gt; /home/archivo-codificado</text:span><text:span text:style-name="T1"> → codifica “archivo” en ‘base64’ y lo guarda en /home</text:span></text:p>
        </text:list-item>
        <text:list-item>
          <text:p text:style-name="P82"><text:span text:style-name="T16">base64 -d /home/archivo-codificado &gt; /home/archivo</text:span><text:span text:style-name="T1"> → decodifica “archivo-codificado” y lo guarda en /home</text:span></text:p>
        </text:list-item>
        <text:list-item>
          <text:p text:style-name="P82"><text:span text:style-name="T16">openssl req -x509 -nodes -days 3650 -newkey rsa:1024 -out /etc/millave.crt -keyout /etc/millave.key</text:span><text:span text:style-name="T1"> → crea un certificado auto-firmado para cifrar el tráfico web con SSL.</text:span></text:p>
        </text:list-item>
        <text:list-item>
          <text:p text:style-name="P53"><text:span text:style-name="T16">htpasswd -c -m /etc/apache2/.htpasswd nombreusuario</text:span><text:span text:style-name="T1"> → genera un archivo ‘.htpasswd’ para proteger un sitio web con auntenticación.</text:span></text:p>
        </text:list-item>
      </text:list>
      <text:h text:style-name="P95" text:outline-level="2"><text:span text:style-name="T9">Otros comandos útiles</text:span></text:h>
      <text:list xml:id="list1966155662" text:style-name="WWNum29">
        <text:list-item>
          <text:p text:style-name="P31"><text:soft-page-break/><text:span text:style-name="T16">apropos palabraclave</text:span><text:span text:style-name="T1"> → mostrar una lista de comandos que pertenecen a las palabras claves de un programa; son útiles cuando tú sabes qué hace tu programa, pero desconoces el nombre del comando.</text:span></text:p>
        </text:list-item>
        <text:list-item>
          <text:p text:style-name="P90"><text:span text:style-name="T16">man ping</text:span><text:span text:style-name="T1"> → mostrar las páginas del manual on-line; por ejemplo, en un comando ping, usar la opción ‘-k’ para encontrar cualquier comando relacionado.</text:span></text:p>
        </text:list-item>
        <text:list-item>
          <text:p text:style-name="P90"><text:span text:style-name="T16">man -t ping | ps2pdf - ping.pdf</text:span><text:span text:style-name="T1"> → convertir las páginas del manual del comando ping en un archivo pdf (para lo cual es necesario haber instalado Ghostscript).</text:span></text:p>
        </text:list-item>
        <text:list-item>
          <text:p text:style-name="P90"><text:span text:style-name="T16">mkbootdisk --device /dev/fd0 `uname -r`</text:span><text:span text:style-name="T1"> → crear un floppy boteable.</text:span></text:p>
        </text:list-item>
        <text:list-item>
          <text:p text:style-name="P90"><text:span text:style-name="T16">gpg -c file1</text:span><text:span text:style-name="T1"> → codificar un fichero con guardia de seguridad GNU.</text:span></text:p>
        </text:list-item>
        <text:list-item>
          <text:p text:style-name="P90"><text:span text:style-name="T16">gpg file1.gpg</text:span><text:span text:style-name="T1"> → decodificar un fichero con Guardia de seguridad GNU.</text:span></text:p>
        </text:list-item>
        <text:list-item>
          <text:p text:style-name="P90"><text:span text:style-name="T16">wget -r www.example.com</text:span><text:span text:style-name="T1"> → descargar un sitio web completo.</text:span></text:p>
        </text:list-item>
        <text:list-item>
          <text:p text:style-name="P90"><text:span text:style-name="T16">wget -c www.example.com/file.iso</text:span><text:span text:style-name="T1"> → descargar un fichero con la posibilidad de parar la descargar y reanudar más tarde.</text:span></text:p>
        </text:list-item>
        <text:list-item>
          <text:p text:style-name="P90"><text:span text:style-name="T16">echo 'wget -c www.example.com/files.iso' | at 09:00</text:span><text:span text:style-name="T1"> → Comenzar una descarga a cualquier hora. En este caso empezaría a las 9 horas.</text:span></text:p>
        </text:list-item>
        <text:list-item>
          <text:p text:style-name="P90"><text:span text:style-name="T16">ldd /usr/bin/ssh</text:span><text:span text:style-name="T1"> → mostrar las bibliotecas compartidas requeridas por el programa ssh.</text:span></text:p>
        </text:list-item>
        <text:list-item>
          <text:p text:style-name="P90"><text:span text:style-name="T16">alias hh='history</text:span><text:span text:style-name="T1">‘ → colocar un alias para un commando. En este caso, para invocar el historial con </text:span><text:span text:style-name="T16">hh</text:span><text:span text:style-name="T1">.</text:span></text:p>
        </text:list-item>
        <text:list-item>
          <text:p text:style-name="P90"><text:span text:style-name="T16">chsh</text:span><text:span text:style-name="T1"> → cambiar el comando Shell.</text:span></text:p>
        </text:list-item>
        <text:list-item>
          <text:p text:style-name="P90"><text:span text:style-name="T16">chsh --list-shells</text:span><text:span text:style-name="T1"> → es un comando adecuado para saber si tienes que hacer remoto en otra terminal.</text:span></text:p>
        </text:list-item>
        <text:list-item>
          <text:p text:style-name="P90"><text:span text:style-name="T16">who -a</text:span><text:span text:style-name="T1"> → mostrar quien está registrado, e imprimir hora del último sistema de importación, procesos muertos, procesos de registro de sistema, procesos activos producidos por init, funcionamiento actual y últimos cambios del reloj del sistema.</text:span></text:p>
        </text:list-item>
        <text:list-item>
          <text:p text:style-name="P90"><text:span text:style-name="T16">echo "128*1024*1024" | bc</text:span><text:span text:style-name="T1"> → calcular desde la consola el tamaño en bytes de 128 MiB.</text:span></text:p>
        </text:list-item>
        <text:list-item>
          <text:p text:style-name="P90"><text:span text:style-name="T16">sudo !!</text:span><text:span text:style-name="T1"> → ejecutar como superusuario el último comando tecleado.</text:span></text:p>
        </text:list-item>
        <text:list-item>
          <text:p text:style-name="P90"><text:span text:style-name="T16">clear</text:span><text:span text:style-name="T1"> → limpiar la pantalla.</text:span></text:p>
        </text:list-item>
        <text:list-item>
          <text:p text:style-name="P90"><text:span text:style-name="T16">uncomando &gt; archivodesalida.txt 2&gt;&amp;1</text:span><text:span text:style-name="T1"> → ejecuta un comando y redirige la salida a un archivo, combinando en este tanto STDOUT como STDERR.</text:span></text:p>
        </text:list-item>
        <text:list-item>
          <text:p text:style-name="P90"><text:span text:style-name="T16">uncomando &gt; archivodesalida.txt 2&gt; archivoerrores.txt</text:span><text:span text:style-name="T1"> → ejecuta un comando, redirige la salida (STDOUT) a un archivo, y los errores (STDERR) a otro.</text:span></text:p>
        </text:list-item>
        <text:list-item>
          <text:p text:style-name="P60"><text:span text:style-name="T16">uncomando | tee archivodesalida.txt</text:span><text:span text:style-name="T1"> → ejecuta un comando, muestra la salida en la pantalla y simultáneamente la escribe a un archivo.</text:span></text:p>
        </text:list-item>
      </text:list>
      <text:p text:style-name="P97"><text:a xlink:type="simple" xlink:href="https://gutl.jovenclub.cu/wiki/doku.php?id=/comandos/inicio#fnt__1" text:style-name="Default_20_Style" text:visited-style-name="Default_20_Style"><text:span text:style-name="T15">1)</text:span></text:a><text:span text:style-name="T8"> Es preciso ejecutarlo con privilegios de root.</text:span></text:p>
      <text:p text:style-name="P97"><text:a xlink:type="simple" xlink:href="https://gutl.jovenclub.cu/wiki/doku.php?id=/comandos/inicio#fnt__2" text:style-name="Default_20_Style" text:visited-style-name="Default_20_Style"><text:span text:style-name="T15">2)</text:span></text:a><text:span text:style-name="T8"> Para conocer el límite de argumentos que </text:span><text:span text:style-name="T20">xargs</text:span><text:span text:style-name="T8"> admite, puede ejecutarse el comando </text:span><text:span text:style-name="T20">echo | xargs --show-limits</text:span></text:p>
      <text:p text:style-name="P97"><text:a xlink:type="simple" xlink:href="https://gutl.jovenclub.cu/wiki/doku.php?id=/comandos/inicio#fnt__3" text:style-name="Default_20_Style" text:visited-style-name="Default_20_Style"><text:span text:style-name="T15">3)</text:span></text:a><text:span text:style-name="T8"> Para que este comando funcione, después de instalado el paquete </text:span><text:span text:style-name="T20">apt-file</text:span><text:span text:style-name="T8"> es necesario invocar el comando </text:span><text:span text:style-name="T20">apt-file update</text:span><text:span text:style-name="T8">.</text:span></text:p>
      <text:p text:style-name="P98"/>
      <text:p text:style-name="P97"><text:span text:style-name="T1">Fuente de los comandos: </text:span><text:span text:style-name="T12">https://gutl.jovenclub.cu/wiki/doku.php?id=/comandos/inici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adornments="Regular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751cm" fo:margin-left="3cm" fo:margin-right="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ana</meta:initial-creator>
    <meta:editing-cycles>3</meta:editing-cycles>
    <meta:creation-date>2020-02-21T20:03:00</meta:creation-date>
    <dc:date>2021-01-11T22:25:39.741336000</dc:date>
    <meta:editing-duration>P2DT1H8M57S</meta:editing-duration>
    <meta:generator>LibreOffice/6.4.6.2$Linux_X86_64 LibreOffice_project/40$Build-2</meta:generator>
    <meta:document-statistic meta:table-count="0" meta:image-count="0" meta:object-count="0" meta:page-count="13" meta:paragraph-count="464" meta:word-count="6748" meta:character-count="39652" meta:non-whitespace-character-count="33838"/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